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OpenSymbol" svg:font-family="OpenSymbol"/>
    <style:font-face style:name="Tahoma" svg:font-family="Tahoma"/>
    <style:font-face style:name="Courier New" svg:font-family="'Courier New'" style:font-family-generic="modern"/>
    <style:font-face style:name="Calibri,Bold" svg:font-family="'Calibri,Bol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Lucida Sans2" svg:font-family="'Lucida Sans'" style:font-family-generic="swiss" style:font-pitch="variable"/>
    <style:font-face style:name="Lucida Sans1" svg:font-family="'Lucida Sans'" style:font-adornments="Cursiva" style:font-family-generic="swiss" style:font-pitch="variable"/>
    <style:font-face style:name="Lucida Sans" svg:font-family="'Lucida Sans'" style:font-adornments="Normal" style:font-family-generic="swiss" style:font-pitch="variable"/>
    <style:font-face style:name="Tahoma1" svg:font-family="Tahoma"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automatic-styles>
    <style:style style:name="Tabla1" style:family="table">
      <style:table-properties style:width="16.745cm" fo:margin-left="1cm" table:align="left" style:writing-mode="lr-tb"/>
    </style:style>
    <style:style style:name="Tabla1.A" style:family="table-column">
      <style:table-column-properties style:column-width="6.223cm"/>
    </style:style>
    <style:style style:name="Tabla1.B" style:family="table-column">
      <style:table-column-properties style:column-width="3.501cm"/>
    </style:style>
    <style:style style:name="Tabla1.D" style:family="table-column">
      <style:table-column-properties style:column-width="3.519cm"/>
    </style:style>
    <style:style style:name="Tabla1.1" style:family="table-row">
      <style:table-row-properties style:keep-together="true" fo:keep-together="auto"/>
    </style:style>
    <style:style style:name="Tabla1.A1" style:family="table-cell">
      <style:table-cell-properties style:vertical-align="top" fo:background-color="#e6e6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D1" style:family="table-cell">
      <style:table-cell-properties style:vertical-align="top" fo:background-color="#e6e6ff"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986cm" table:align="left" style:writing-mode="lr-tb"/>
    </style:style>
    <style:style style:name="Tabla2.A" style:family="table-column">
      <style:table-column-properties style:column-width="1.531cm"/>
    </style:style>
    <style:style style:name="Tabla2.B" style:family="table-column">
      <style:table-column-properties style:column-width="1.115cm"/>
    </style:style>
    <style:style style:name="Tabla2.C" style:family="table-column">
      <style:table-column-properties style:column-width="2.034cm"/>
    </style:style>
    <style:style style:name="Tabla2.D" style:family="table-column">
      <style:table-column-properties style:column-width="6.406cm"/>
    </style:style>
    <style:style style:name="Tabla2.E" style:family="table-column">
      <style:table-column-properties style:column-width="2.3cm"/>
    </style:style>
    <style:style style:name="Tabla2.1" style:family="table-row">
      <style:table-row-properties style:min-row-height="1.771cm"/>
    </style:style>
    <style:style style:name="Tabla2.A1" style:family="table-cell">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Tabla2.G1" style:family="table-cell">
      <style:table-cell-properties style:vertical-align="middle" fo:background-color="#e6e6ff" fo:padding="0.097cm" fo:border="0.002cm solid #000000">
        <style:background-image/>
      </style:table-cell-properties>
    </style:style>
    <style:style style:name="Tabla2.A2" style:family="table-cell">
      <style:table-cell-properties style:vertical-align="middle" fo:padding="0.097cm" fo:border-left="0.002cm solid #000000" fo:border-right="none" fo:border-top="none" fo:border-bottom="0.002cm solid #000000"/>
    </style:style>
    <style:style style:name="Tabla2.E2" style:family="table-cell" style:data-style-name="N0">
      <style:table-cell-properties style:vertical-align="middle" fo:padding="0.097cm" fo:border-left="0.002cm solid #000000" fo:border-right="none" fo:border-top="none" fo:border-bottom="0.002cm solid #000000"/>
    </style:style>
    <style:style style:name="Tabla2.F2" style:family="table-cell" style:data-style-name="N104">
      <style:table-cell-properties style:vertical-align="middle" fo:padding="0.097cm" fo:border-left="0.002cm solid #000000" fo:border-right="none" fo:border-top="none" fo:border-bottom="0.002cm solid #000000"/>
    </style:style>
    <style:style style:name="Tabla2.G2" style:family="table-cell" style:data-style-name="N104">
      <style:table-cell-properties style:vertical-align="middle" fo:padding="0.097cm" fo:border-left="0.002cm solid #000000" fo:border-right="0.002cm solid #000000" fo:border-top="none" fo:border-bottom="0.002cm solid #000000"/>
    </style:style>
    <style:style style:name="Tabla3" style:family="table">
      <style:table-properties style:width="17.986cm" table:align="left" style:writing-mode="lr-tb"/>
    </style:style>
    <style:style style:name="Tabla3.A" style:family="table-column">
      <style:table-column-properties style:column-width="1.531cm"/>
    </style:style>
    <style:style style:name="Tabla3.B" style:family="table-column">
      <style:table-column-properties style:column-width="1.115cm"/>
    </style:style>
    <style:style style:name="Tabla3.C" style:family="table-column">
      <style:table-column-properties style:column-width="2.034cm"/>
    </style:style>
    <style:style style:name="Tabla3.D" style:family="table-column">
      <style:table-column-properties style:column-width="6.406cm"/>
    </style:style>
    <style:style style:name="Tabla3.E" style:family="table-column">
      <style:table-column-properties style:column-width="2.3cm"/>
    </style:style>
    <style:style style:name="Tabla3.1" style:family="table-row">
      <style:table-row-properties style:min-row-height="1.771cm"/>
    </style:style>
    <style:style style:name="Tabla3.A1" style:family="table-cell">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Tabla3.G1" style:family="table-cell">
      <style:table-cell-properties style:vertical-align="middle" fo:background-color="#e6e6ff" fo:padding="0.097cm" fo:border="0.002cm solid #000000">
        <style:background-image/>
      </style:table-cell-properties>
    </style:style>
    <style:style style:name="Tabla3.A2" style:family="table-cell">
      <style:table-cell-properties style:vertical-align="middle" fo:padding="0.097cm" fo:border-left="0.002cm solid #000000" fo:border-right="none" fo:border-top="none" fo:border-bottom="0.002cm solid #000000"/>
    </style:style>
    <style:style style:name="Tabla3.F2" style:family="table-cell" style:data-style-name="N104">
      <style:table-cell-properties style:vertical-align="middle" fo:padding="0.097cm" fo:border-left="0.002cm solid #000000" fo:border-right="none" fo:border-top="none" fo:border-bottom="0.002cm solid #000000"/>
    </style:style>
    <style:style style:name="Tabla3.G2" style:family="table-cell" style:data-style-name="N104">
      <style:table-cell-properties style:vertical-align="middle" fo:padding="0.097cm" fo:border-left="0.002cm solid #000000" fo:border-right="0.002cm solid #000000" fo:border-top="none" fo:border-bottom="0.002cm solid #000000"/>
    </style:style>
    <style:style style:name="Tabla3.B12"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Standard">
      <style:paragraph-properties fo:text-align="end" style:justify-single-word="false" fo:padding-left="0cm" fo:padding-right="0cm" fo:padding-top="0cm" fo:padding-bottom="0.035cm" fo:border-left="none" fo:border-right="none" fo:border-top="none" fo:border-bottom="0.035cm solid #ff0000"/>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nap-to-layout-grid="false"/>
      <style:text-properties fo:font-weight="bold" style:font-weight-asian="bold" style:font-name-complex="Tahoma1"/>
    </style:style>
    <style:style style:name="P4" style:family="paragraph" style:parent-style-name="Standard">
      <style:paragraph-properties fo:text-align="center" style:justify-single-word="false" style:snap-to-layout-grid="false"/>
      <style:text-properties fo:language="en" fo:country="GB" style:font-name-complex="Tahoma1" style:font-weight-complex="bold"/>
    </style:style>
    <style:style style:name="P5" style:family="paragraph" style:parent-style-name="Standard">
      <style:paragraph-properties fo:text-align="center" style:justify-single-word="false" style:snap-to-layout-grid="false"/>
    </style:style>
    <style:style style:name="P6" style:family="paragraph" style:parent-style-name="Standard">
      <style:text-properties style:font-name="Lucida Sans2"/>
    </style:style>
    <style:style style:name="P7" style:family="paragraph" style:parent-style-name="Standard">
      <style:text-properties style:font-name="Lucida Sans2" fo:language="es" fo:country="AR"/>
    </style:style>
    <style:style style:name="P8" style:family="paragraph" style:parent-style-name="Standard">
      <style:text-properties style:font-name="Lucida Sans2" fo:language="es" fo:country="AR" style:font-name-complex="Tahoma1"/>
    </style:style>
    <style:style style:name="P9" style:family="paragraph" style:parent-style-name="Standard">
      <style:text-properties style:font-name="Lucida Sans2" style:font-name-complex="Arial"/>
    </style:style>
    <style:style style:name="P10" style:family="paragraph" style:parent-style-name="Standard">
      <style:paragraph-properties style:snap-to-layout-grid="false"/>
      <style:text-properties style:font-name="Lucida Sans2"/>
    </style:style>
    <style:style style:name="P11" style:family="paragraph" style:parent-style-name="Standard">
      <style:paragraph-properties fo:text-align="end" style:justify-single-word="false" style:snap-to-layout-grid="false"/>
      <style:text-properties style:font-name="Lucida Sans2"/>
    </style:style>
    <style:style style:name="P12" style:family="paragraph" style:parent-style-name="Standard">
      <style:paragraph-properties fo:text-align="center" style:justify-single-word="false" style:snap-to-layout-grid="false"/>
      <style:text-properties fo:color="#000000" style:font-name="Lucida Sans2" fo:font-weight="bold" style:font-weight-asian="bold"/>
    </style:style>
    <style:style style:name="P13" style:family="paragraph" style:parent-style-name="Contents_20_1">
      <style:paragraph-properties>
        <style:tab-stops>
          <style:tab-stop style:position="18.588cm" style:type="right" style:leader-style="dotted" style:leader-text="."/>
        </style:tab-stops>
      </style:paragraph-properties>
    </style:style>
    <style:style style:name="P14" style:family="paragraph" style:parent-style-name="Contents_20_3">
      <style:paragraph-properties>
        <style:tab-stops>
          <style:tab-stop style:position="17.882cm" style:type="right" style:leader-style="dotted" style:leader-text="."/>
        </style:tab-stops>
      </style:paragraph-properties>
    </style:style>
    <style:style style:name="P15" style:family="paragraph" style:parent-style-name="Contents_20_3">
      <style:paragraph-properties>
        <style:tab-stops>
          <style:tab-stop style:position="17.882cm" style:type="right" style:leader-style="dotted" style:leader-text="."/>
        </style:tab-stops>
      </style:paragraph-properties>
      <style:text-properties style:font-name="Lucida Sans2"/>
    </style:style>
    <style:style style:name="P16" style:family="paragraph" style:parent-style-name="Contents_20_2">
      <style:paragraph-properties>
        <style:tab-stops>
          <style:tab-stop style:position="18.235cm" style:type="right" style:leader-style="dotted" style:leader-text="."/>
        </style:tab-stops>
      </style:paragraph-properties>
    </style:style>
    <style:style style:name="P17" style:family="paragraph" style:parent-style-name="Contents_20_2">
      <style:paragraph-properties>
        <style:tab-stops>
          <style:tab-stop style:position="18.235cm" style:type="right" style:leader-style="dotted" style:leader-text="."/>
        </style:tab-stops>
      </style:paragraph-properties>
      <style:text-properties style:font-name="Lucida Sans2"/>
    </style:style>
    <style:style style:name="P18" style:family="paragraph" style:parent-style-name="Standard">
      <style:paragraph-properties fo:margin-top="0cm" fo:margin-bottom="0cm">
        <style:tab-stops>
          <style:tab-stop style:position="18.574cm" style:type="right" style:leader-style="dotted" style:leader-text="."/>
        </style:tab-stops>
      </style:paragraph-properties>
      <style:text-properties style:font-name="Lucida Sans2" fo:language="es" fo:country="AR"/>
    </style:style>
    <style:style style:name="P19" style:family="paragraph" style:parent-style-name="Standard">
      <style:paragraph-properties fo:margin-left="0.6cm" fo:margin-right="0cm" fo:text-indent="0cm" style:auto-text-indent="false"/>
    </style:style>
    <style:style style:name="P20" style:family="paragraph" style:parent-style-name="Standard">
      <style:paragraph-properties fo:margin-left="0.6cm" fo:margin-right="0cm" fo:text-indent="0cm" style:auto-text-indent="false"/>
      <style:text-properties style:font-name="Lucida Sans2"/>
    </style:style>
    <style:style style:name="P21" style:family="paragraph" style:parent-style-name="Standard">
      <style:paragraph-properties fo:margin-left="7.197cm" fo:margin-right="0cm" fo:text-indent="0cm" style:auto-text-indent="false"/>
      <style:text-properties fo:color="#ffffff" style:font-name="Lucida Sans2" fo:font-size="48pt" fo:background-color="#000080" style:font-size-asian="48pt" style:font-size-complex="48pt"/>
    </style:style>
    <style:style style:name="P22" style:family="paragraph" style:parent-style-name="Standard">
      <style:paragraph-properties fo:margin-left="1.397cm" fo:margin-right="0cm" fo:text-indent="0cm" style:auto-text-indent="false"/>
    </style:style>
    <style:style style:name="P23" style:family="paragraph" style:parent-style-name="Standard">
      <style:paragraph-properties fo:margin-left="1.397cm" fo:margin-right="0cm" fo:text-indent="0cm" style:auto-text-indent="false"/>
      <style:text-properties style:font-name="Lucida Sans2" fo:font-style="normal" style:text-underline-style="none" fo:font-weight="normal" style:font-style-asian="normal" style:font-weight-asian="normal" style:font-style-complex="normal" style:font-weight-complex="normal"/>
    </style:style>
    <style:style style:name="P24" style:family="paragraph" style:parent-style-name="Standard">
      <style:paragraph-properties fo:margin-left="1.397cm" fo:margin-right="0cm" fo:text-align="justify" style:justify-single-word="false" fo:text-indent="0cm" style:auto-text-indent="false"/>
    </style:style>
    <style:style style:name="P25" style:family="paragraph" style:parent-style-name="Título_20_del_20_documento">
      <style:paragraph-properties fo:margin-left="4.771cm" fo:margin-right="0cm" fo:text-indent="0cm" style:auto-text-indent="false"/>
      <style:text-properties style:font-name="Lucida Sans2" style:font-name-complex="Arial"/>
    </style:style>
    <style:style style:name="P26" style:family="paragraph" style:parent-style-name="Text_20_body_20_indent">
      <style:text-properties style:font-name="Lucida Sans2"/>
    </style:style>
    <style:style style:name="P27" style:family="paragraph" style:parent-style-name="Text_20_body_20_indent">
      <style:paragraph-properties fo:margin-top="0cm" fo:margin-bottom="0.212cm" fo:text-align="justify" style:justify-single-word="false" fo:orphans="2" fo:widows="2" style:writing-mode="lr-tb"/>
      <style:text-properties style:use-window-font-color="true" style:font-name="Lucida Sans2" fo:font-size="10pt" fo:language="es" fo:country="ES" style:font-name-asian="Times New Roman" style:font-size-asian="10pt" style:font-name-complex="Times New Roman" style:font-size-complex="10pt" style:language-complex="ar" style:country-complex="SA"/>
    </style:style>
    <style:style style:name="P28" style:family="paragraph" style:parent-style-name="Text_20_body_20_indent">
      <style:paragraph-properties fo:margin-top="0cm" fo:margin-bottom="0.212cm" fo:text-align="justify" style:justify-single-word="false" fo:orphans="2" fo:widows="2" style:writing-mode="lr-tb"/>
    </style:style>
    <style:style style:name="P29" style:family="paragraph" style:parent-style-name="Nivel_20_2_20_Texto">
      <style:text-properties style:font-name="Lucida Sans2"/>
    </style:style>
    <style:style style:name="P30" style:family="paragraph" style:parent-style-name="Text_20_body_20_indent">
      <style:paragraph-properties fo:text-align="justify" style:justify-single-word="false" fo:orphans="2" fo:widows="2" style:writing-mode="lr-tb"/>
    </style:style>
    <style:style style:name="P31" style:family="paragraph" style:parent-style-name="Nivel_20_2_20_Texto">
      <style:paragraph-properties fo:text-align="justify" style:justify-single-word="false" fo:orphans="2" fo:widows="2" style:writing-mode="lr-tb"/>
    </style:style>
    <style:style style:name="P32" style:family="paragraph" style:parent-style-name="Nivel_20_2_20_Texto">
      <style:paragraph-properties fo:text-align="justify" style:justify-single-word="false" fo:orphans="2" fo:widows="2" style:writing-mode="lr-tb"/>
      <style:text-properties style:use-window-font-color="true" style:font-name="Lucida Sans" fo:font-size="10pt" fo:language="es" fo:country="ES" style:font-name-asian="Times New Roman" style:font-size-asian="10pt" style:font-weight-asian="bold" style:font-name-complex="Times New Roman" style:font-size-complex="10pt" style:language-complex="ar" style:country-complex="SA" style:font-weight-complex="bold"/>
    </style:style>
    <style:style style:name="P33" style:family="paragraph" style:parent-style-name="Nivel_20_2_20_Texto">
      <style:paragraph-properties fo:margin-left="0.591cm" fo:margin-right="0cm" fo:text-indent="0cm" style:auto-text-indent="false"/>
    </style:style>
    <style:style style:name="P34" style:family="paragraph" style:parent-style-name="Nivel_20_2_20_Texto" style:master-page-name="">
      <style:paragraph-properties fo:margin-top="0cm" fo:margin-bottom="0.199cm" fo:text-align="justify" style:justify-single-word="false" fo:orphans="2" fo:widows="2" style:page-number="auto" style:writing-mode="lr-tb"/>
    </style:style>
    <style:style style:name="P35" style:family="paragraph" style:parent-style-name="Table_20_Contents">
      <style:paragraph-properties fo:margin-left="0cm" fo:margin-right="0cm" fo:text-align="end" style:justify-single-word="false" fo:text-indent="0cm" style:auto-text-indent="false"/>
      <style:text-properties fo:font-size="8pt" style:font-size-asian="8pt" style:font-size-complex="8pt"/>
    </style:style>
    <style:style style:name="P36" style:family="paragraph" style:parent-style-name="Table_20_Contents">
      <style:paragraph-properties fo:text-align="center" style:justify-single-word="false"/>
      <style:text-properties fo:font-weight="bold" style:font-weight-asian="bold" style:font-weight-complex="bold"/>
    </style:style>
    <style:style style:name="P37" style:family="paragraph" style:parent-style-name="Table_20_Contents">
      <style:paragraph-properties fo:text-align="center" style:justify-single-word="false"/>
      <style:text-properties fo:font-size="8pt" style:font-size-asian="8pt" style:font-size-complex="8pt"/>
    </style:style>
    <style:style style:name="P38" style:family="paragraph" style:parent-style-name="Table_20_Contents">
      <style:paragraph-properties fo:text-align="end" style:justify-single-word="false"/>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0" style:family="paragraph" style:parent-style-name="Table_20_Contents">
      <style:paragraph-properties fo:margin-left="0.3cm" fo:margin-right="0cm" fo:margin-top="0cm" fo:margin-bottom="0cm" fo:text-align="center" style:justify-single-word="false" fo:text-indent="0cm" style:auto-text-indent="false"/>
      <style:text-properties fo:font-size="8pt" style:font-size-asian="8pt" style:font-size-complex="8pt"/>
    </style:style>
    <style:style style:name="P41" style:family="paragraph" style:parent-style-name="Standard">
      <style:text-properties style:font-name="Lucida Sans2"/>
    </style:style>
    <style:style style:name="P42" style:family="paragraph" style:parent-style-name="Standard" style:master-page-name="First_20_Page">
      <style:paragraph-properties fo:margin-left="0.6cm" fo:margin-right="0cm" fo:text-indent="-0.6cm" style:auto-text-indent="false" style:page-number="auto"/>
      <style:text-properties style:font-name="Lucida Sans2" fo:language="es" fo:country="AR"/>
    </style:style>
    <style:style style:name="P43" style:family="paragraph" style:parent-style-name="Heading_20_1">
      <style:text-properties style:font-name="Lucida Sans2"/>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font-name="Lucida Sans2"/>
    </style:style>
    <style:style style:name="P46" style:family="paragraph" style:parent-style-name="Heading_20_1">
      <style:paragraph-properties fo:margin-left="0cm" fo:margin-right="0cm" fo:text-align="justify" style:justify-single-word="false" fo:orphans="2" fo:widows="2" fo:text-indent="0cm" style:auto-text-indent="false" style:writing-mode="lr-tb"/>
    </style:style>
    <style:style style:name="P47" style:family="paragraph" style:parent-style-name="Heading_20_2">
      <style:text-properties style:font-name="Lucida Sans2"/>
    </style:style>
    <style:style style:name="P48" style:family="paragraph" style:parent-style-name="Heading_20_3">
      <style:paragraph-properties style:snap-to-layout-grid="false"/>
      <style:text-properties fo:language="en" fo:country="GB"/>
    </style:style>
    <style:style style:name="P49" style:family="paragraph" style:parent-style-name="Heading_20_4">
      <style:paragraph-properties fo:margin-left="4.771cm" fo:margin-right="0cm" fo:text-indent="0cm" style:auto-text-indent="false"/>
      <style:text-properties style:font-name="Lucida Sans2" fo:language="es" fo:country="AR" style:font-name-complex="Arial" style:font-size-complex="14pt"/>
    </style:style>
    <style:style style:name="P50" style:family="paragraph" style:parent-style-name="Table_20_Contents" style:list-style-name="Estilo_20_intro_20_table_20_nivel_20_2"/>
    <style:style style:name="P51" style:family="paragraph" style:parent-style-name="Table_20_Contents" style:list-style-name="Estilo_20_intro_20_table_20_nivel_20_1">
      <style:paragraph-properties fo:margin-left="0cm" fo:margin-right="0cm" fo:margin-top="0cm" fo:margin-bottom="0cm" fo:text-align="start" style:justify-single-word="false" fo:orphans="2" fo:widows="2" fo:text-indent="0cm" style:auto-text-indent="false" style:writing-mode="lr-tb"/>
      <style:text-properties style:use-window-font-color="true" style:font-name="Lucida Sans" fo:font-size="8pt" fo:language="es" fo:country="ES" style:font-name-asian="Times New Roman" style:font-size-asian="8pt" style:font-name-complex="Times New Roman" style:font-size-complex="8pt" style:language-complex="ar" style:country-complex="SA"/>
    </style:style>
    <style:style style:name="P52" style:family="paragraph" style:parent-style-name="Table_20_Contents" style:list-style-name="Estilo_20_intro_20_table_20_nivel_20_1">
      <style:paragraph-properties fo:margin-left="0cm" fo:margin-right="0cm" fo:margin-top="0cm" fo:margin-bottom="0cm" fo:text-align="start" style:justify-single-word="false" fo:orphans="2" fo:widows="2" fo:text-indent="0cm" style:auto-text-indent="false" style:writing-mode="lr-tb"/>
    </style:style>
    <style:style style:name="P53" style:family="paragraph" style:parent-style-name="Table_20_Contents" style:list-style-name="Estilo_20_intro_20_table_20_nivel_20_1">
      <style:paragraph-properties fo:margin-left="0cm" fo:margin-right="0cm" fo:orphans="2" fo:widows="2" fo:text-indent="0cm" style:auto-text-indent="false" style:writing-mode="lr-tb"/>
    </style:style>
    <style:style style:name="P54" style:family="paragraph" style:parent-style-name="Table_20_Contents" style:list-style-name="Estilo_20_intro_20_table_20_nivel_20_1">
      <style:paragraph-properties fo:margin-left="0cm" fo:margin-right="0cm" fo:orphans="2" fo:widows="2" fo:text-indent="0cm" style:auto-text-indent="false" style:writing-mode="lr-tb"/>
      <style:text-properties style:use-window-font-color="true" style:font-name="Lucida Sans" fo:language="es" fo:country="ES" style:font-name-asian="Times New Roman" style:font-name-complex="Times New Roman" style:language-complex="ar" style:country-complex="SA"/>
    </style:style>
    <style:style style:name="P55" style:family="paragraph" style:parent-style-name="Table_20_Contents" style:list-style-name="Estilo_20_intro_20_table_20_nivel_20_2">
      <style:paragraph-properties fo:margin-top="0cm" fo:margin-bottom="0cm" fo:text-align="start" style:justify-single-word="false"/>
    </style:style>
    <style:style style:name="P56" style:family="paragraph" style:parent-style-name="Table_20_Contents" style:list-style-name="L6">
      <style:paragraph-properties fo:margin-top="0cm" fo:margin-bottom="0cm" fo:text-align="start" style:justify-single-word="false"/>
      <style:text-properties fo:font-size="8pt" style:font-size-asian="8pt" style:font-size-complex="8pt"/>
    </style:style>
    <style:style style:name="P57" style:family="paragraph" style:parent-style-name="Table_20_Contents" style:list-style-name="Estilo_20_intro_20_table_20_nivel_20_2">
      <style:paragraph-properties fo:margin-top="0cm" fo:margin-bottom="0cm" fo:text-align="start" style:justify-single-word="false"/>
      <style:text-properties fo:font-size="8pt" style:font-size-asian="8pt" style:font-size-complex="8pt"/>
    </style:style>
    <style:style style:name="P58" style:family="paragraph" style:parent-style-name="Table_20_Contents">
      <style:paragraph-properties fo:margin-top="0cm" fo:margin-bottom="0cm" fo:text-align="start" style:justify-single-word="false" fo:orphans="2" fo:widows="2" style:writing-mode="lr-tb"/>
      <style:text-properties style:use-window-font-color="true" style:font-name="Lucida Sans" fo:font-size="8pt" fo:language="es" fo:country="ES" style:font-name-asian="Times New Roman" style:font-size-asian="8pt" style:font-name-complex="Times New Roman" style:font-size-complex="8pt" style:language-complex="ar" style:country-complex="SA"/>
    </style:style>
    <style:style style:name="P59" style:family="paragraph" style:parent-style-name="Table_20_Contents" style:list-style-name="Estilo_20_intro_20_table_20_nivel_20_2">
      <style:paragraph-properties fo:margin-top="0cm" fo:margin-bottom="0cm" fo:text-align="start" style:justify-single-word="false" fo:orphans="2" fo:widows="2" style:writing-mode="lr-tb"/>
    </style:style>
    <style:style style:name="P60" style:family="paragraph" style:parent-style-name="Table_20_Contents" style:list-style-name="L5">
      <style:paragraph-properties fo:margin-left="0.3cm" fo:margin-right="0cm" fo:margin-top="0cm" fo:margin-bottom="0cm" fo:text-align="start" style:justify-single-word="false" fo:text-indent="0cm" style:auto-text-indent="false"/>
      <style:text-properties fo:font-size="8pt" style:font-size-asian="8pt" style:font-size-complex="8pt"/>
    </style:style>
    <style:style style:name="P61" style:family="paragraph" style:parent-style-name="Table_20_Contents" style:list-style-name="Estilo_20_intro_20_table_20_nivel_20_2">
      <style:paragraph-properties fo:margin-left="0.3cm" fo:margin-right="0cm" fo:margin-top="0cm" fo:margin-bottom="0cm" fo:text-align="start" style:justify-single-word="false" fo:text-indent="0cm" style:auto-text-indent="false"/>
      <style:text-properties fo:font-size="8pt" style:font-size-asian="8pt" style:font-size-complex="8pt"/>
    </style:style>
    <style:style style:name="P62" style:family="paragraph" style:parent-style-name="Table_20_Contents">
      <style:paragraph-properties fo:margin-left="0.3cm" fo:margin-right="0cm" fo:margin-top="0cm" fo:margin-bottom="0cm" fo:text-align="center" style:justify-single-word="false" fo:text-indent="0cm" style:auto-text-indent="false"/>
      <style:text-properties fo:font-size="8pt" style:text-underline-style="solid" style:text-underline-width="auto" style:text-underline-color="font-color" style:font-size-asian="8pt" style:font-size-complex="8pt"/>
    </style:style>
    <style:style style:name="P63" style:family="paragraph" style:parent-style-name="Table_20_Contents" style:list-style-name="L5">
      <style:paragraph-properties fo:margin-left="0.3cm" fo:margin-right="0cm" fo:margin-top="0cm" fo:margin-bottom="0cm" fo:text-align="start" style:justify-single-word="false" fo:orphans="2" fo:widows="2" fo:text-indent="0cm" style:auto-text-indent="false" style:writing-mode="lr-tb"/>
      <style:text-properties style:use-window-font-color="true" style:font-name="Lucida Sans" fo:font-size="8pt" fo:language="es" fo:country="ES" style:font-name-asian="Times New Roman" style:font-size-asian="8pt" style:font-name-complex="Times New Roman" style:font-size-complex="8pt" style:language-complex="ar" style:country-complex="SA"/>
    </style:style>
    <style:style style:name="P64" style:family="paragraph" style:parent-style-name="Table_20_Contents" style:list-style-name="Estilo_20_intro_20_table_20_nivel_20_2">
      <style:paragraph-properties fo:orphans="2" fo:widows="2" style:writing-mode="lr-tb"/>
    </style:style>
    <style:style style:name="P65" style:family="paragraph" style:parent-style-name="Lista_20_con_20_viñetas_20_5">
      <style:paragraph-properties fo:margin-left="1.499cm" fo:margin-right="0cm" fo:text-indent="0cm" style:auto-text-indent="false"/>
    </style:style>
    <style:style style:name="P66" style:family="paragraph" style:parent-style-name="Lista_20_con_20_viñetas_20_5">
      <style:paragraph-properties fo:text-align="justify" style:justify-single-word="false" fo:orphans="2" fo:widows="2" style:writing-mode="lr-tb"/>
      <style:text-properties style:use-window-font-color="true" style:font-name="Lucida Sans2" fo:font-size="10pt" fo:language="es" fo:country="ES" style:font-name-asian="Times New Roman" style:font-size-asian="10pt" style:font-name-complex="Times New Roman" style:font-size-complex="10pt" style:language-complex="ar" style:country-complex="SA"/>
    </style:style>
    <style:style style:name="P67" style:family="paragraph" style:parent-style-name="Nivel_20_2">
      <style:text-properties style:font-name="Lucida Sans2"/>
    </style:style>
    <style:style style:name="P68" style:family="paragraph" style:parent-style-name="Nivel_20_2">
      <style:paragraph-properties fo:text-align="justify" style:justify-single-word="false" fo:orphans="2" fo:widows="2" style:writing-mode="lr-tb"/>
      <style:text-properties style:font-name="Lucida Sans2"/>
    </style:style>
    <style:style style:name="P69" style:family="paragraph" style:parent-style-name="Nivel_20_2">
      <style:paragraph-properties fo:text-align="justify" style:justify-single-word="false" fo:orphans="2" fo:widows="2" style:writing-mode="lr-tb"/>
      <style:text-properties style:use-window-font-color="true" style:font-name="Lucida Sans2" fo:font-size="10pt" style:font-name-asian="Times New Roman" style:font-size-asian="10pt" style:font-name-complex="Times New Roman" style:font-size-complex="10pt" style:language-complex="ar" style:country-complex="SA"/>
    </style:style>
    <style:style style:name="P70" style:family="paragraph" style:parent-style-name="Nivel_20_2">
      <style:paragraph-properties fo:text-align="justify" style:justify-single-word="false" fo:orphans="2" fo:widows="2" style:writing-mode="lr-tb"/>
      <style:text-properties style:use-window-font-color="true" style:font-name="Tahoma1" fo:font-size="10pt" style:font-name-asian="Times New Roman" style:font-size-asian="10pt" style:font-name-complex="Times New Roman" style:font-size-complex="10pt" style:language-complex="ar" style:country-complex="SA"/>
    </style:style>
    <style:style style:name="P71" style:family="paragraph" style:parent-style-name="Nivel_20_2">
      <style:paragraph-properties fo:text-align="justify" style:justify-single-word="false" fo:orphans="2" fo:widows="2" style:writing-mode="lr-tb"/>
    </style:style>
    <style:style style:name="P72" style:family="paragraph" style:parent-style-name="Nivel_20_3">
      <style:paragraph-properties fo:text-align="justify" style:justify-single-word="false" fo:orphans="2" fo:widows="2" style:writing-mode="lr-tb"/>
    </style:style>
    <style:style style:name="P73" style:family="paragraph" style:parent-style-name="Lista_20_con_20_viñetas_20_2.1">
      <style:paragraph-properties>
        <style:tab-stops>
          <style:tab-stop style:position="1.134cm"/>
        </style:tab-stops>
      </style:paragraph-properties>
    </style:style>
    <style:style style:name="P74" style:family="paragraph" style:parent-style-name="Lista_20_con_20_viñetas_20_2.1">
      <style:text-properties style:font-name="Lucida Sans2"/>
    </style:style>
    <style:style style:name="P75" style:family="paragraph" style:parent-style-name="Lista_20_con_20_viñetas_20_2.1">
      <style:paragraph-properties fo:text-align="justify" style:justify-single-word="false" fo:orphans="2" fo:widows="2" style:writing-mode="lr-tb">
        <style:tab-stops>
          <style:tab-stop style:position="1.134cm"/>
        </style:tab-stops>
      </style:paragraph-properties>
      <style:text-properties fo:font-weight="normal" style:font-weight-asian="normal" style:font-weight-complex="normal"/>
    </style:style>
    <style:style style:name="P76" style:family="paragraph" style:parent-style-name="Lista_20_con_20_viñetas_20_2.1">
      <style:paragraph-properties fo:text-align="justify" style:justify-single-word="false" fo:orphans="2" fo:widows="2" style:writing-mode="lr-tb">
        <style:tab-stops>
          <style:tab-stop style:position="1.134cm"/>
        </style:tab-stops>
      </style:paragraph-properties>
    </style:style>
    <style:style style:name="P77" style:family="paragraph" style:parent-style-name="Lista_20_con_20_viñetas_20_2.1">
      <style:paragraph-properties fo:margin-left="1cm" fo:margin-right="0cm" fo:text-align="justify" style:justify-single-word="false" fo:orphans="2" fo:widows="2" fo:text-indent="0cm" style:auto-text-indent="false" style:writing-mode="lr-tb">
        <style:tab-stops>
          <style:tab-stop style:position="1.134cm"/>
        </style:tab-stops>
      </style:paragraph-properties>
    </style:style>
    <style:style style:name="P78" style:family="paragraph">
      <style:paragraph-properties fo:text-align="center" style:writing-mode="lr-tb"/>
      <style:text-properties fo:font-size="24pt"/>
    </style:style>
    <style:style style:name="T1" style:family="text">
      <style:text-properties fo:color="#ffff99" style:font-name="Forte" fo:font-size="16pt" fo:background-color="#0000ff" style:font-size-asian="16pt" style:font-size-complex="16pt"/>
    </style:style>
    <style:style style:name="T2" style:family="text">
      <style:text-properties fo:color="#ffffff" style:font-name="Forte" fo:font-size="16pt" fo:background-color="#000080" style:font-size-asian="16pt" style:font-size-complex="16pt"/>
    </style:style>
    <style:style style:name="T3" style:family="text">
      <style:text-properties fo:font-size="8pt"/>
    </style:style>
    <style:style style:name="T4" style:family="text">
      <style:text-properties fo:font-size="8pt" style:font-size-asian="8pt" style:font-name-complex="Tahoma1"/>
    </style:style>
    <style:style style:name="T5" style:family="text">
      <style:text-properties fo:font-size="8pt" style:font-size-asian="8pt" style:font-size-complex="8pt"/>
    </style:style>
    <style:style style:name="T6" style:family="text">
      <style:text-properties fo:language="es" fo:country="ES"/>
    </style:style>
    <style:style style:name="T7" style:family="text">
      <style:text-properties fo:language="es" fo:country="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use-window-font-color="true"/>
    </style:style>
    <style:style style:name="T10" style:family="text">
      <style:text-properties style:use-window-font-color="true" fo:font-size="10pt" style:font-name-asian="Times New Roman" style:font-size-asian="10pt" style:font-name-complex="Times New Roman" style:font-size-complex="10pt" style:language-complex="ar" style:country-complex="SA"/>
    </style:style>
    <style:style style:name="T11" style:family="text">
      <style:text-properties style:use-window-font-color="true"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12" style:family="text">
      <style:text-properties style:use-window-font-color="true"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13" style:family="text">
      <style:text-properties style:use-window-font-color="true" style:font-name="Tahoma1" fo:font-size="10pt" fo:language="es" fo:country="ES" fo:font-weight="bold" style:font-name-asian="Times New Roman" style:font-size-asian="10pt" style:font-weight-asian="bold" style:font-name-complex="Times New Roman" style:font-size-complex="10pt" style:language-complex="ar" style:country-complex="SA"/>
    </style:style>
    <style:style style:name="T14" style:family="text">
      <style:text-properties style:use-window-font-color="true" style:font-name="Lucida Sans" fo:font-size="10pt" fo:language="es" fo:country="ES" style:font-name-asian="Times New Roman" style:font-size-asian="10pt" style:font-weight-asian="bold" style:font-name-complex="Times New Roman" style:font-size-complex="10pt" style:language-complex="ar" style:country-complex="SA" style:font-weight-complex="bold"/>
    </style:style>
    <style:style style:name="T15" style:family="text">
      <style:text-properties style:use-window-font-color="true" style:font-name="Lucida Sans" fo:font-size="8pt" fo:language="es" fo:country="ES" style:font-name-asian="Times New Roman" style:font-size-asian="8pt" style:font-name-complex="Times New Roman" style:font-size-complex="8pt" style:language-complex="ar" style:country-complex="SA"/>
    </style:style>
    <style:style style:name="T16" style:family="text">
      <style:text-properties style:use-window-font-color="true" style:font-name="Lucida Sans2" fo:font-size="10pt" style:font-name-asian="Times New Roman" style:font-size-asian="10pt" style:font-name-complex="Times New Roman" style:font-size-complex="10pt" style:language-complex="ar" style:country-complex="SA"/>
    </style:style>
    <style:style style:name="T17" style:family="text">
      <style:text-properties style:font-name="Lucida Sans2"/>
    </style:style>
    <style:style style:name="T18" style:family="text">
      <style:text-properties style:font-name="Lucida Sans2" fo:font-style="normal" style:text-underline-style="none" fo:font-weight="normal" style:font-style-asian="normal" style:font-weight-asian="normal" style:font-style-complex="normal" style:font-weight-complex="normal"/>
    </style:style>
    <style:style style:name="T19" style:family="text">
      <style:text-properties style:font-name="Lucida Sans2" fo:font-style="italic" style:text-underline-style="none" fo:font-weight="normal" style:font-style-asian="italic" style:font-weight-asian="normal" style:font-style-complex="italic" style:font-weight-complex="normal"/>
    </style:style>
    <style:style style:name="T20" style:family="text">
      <style:text-properties fo:font-weight="normal" style:font-weight-asian="normal" style:font-weight-complex="normal"/>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color="#000000" style:font-name="Lucida Sans2" fo:font-style="normal" style:text-underline-style="none" fo:font-weight="normal" style:font-style-asian="normal" style:font-weight-asian="normal" style:font-style-complex="normal" style:font-weight-complex="normal"/>
    </style:style>
    <style:style style:name="T25" style:family="text">
      <style:text-properties fo:color="#000000" style:font-name="Lucida Sans2" fo:font-size="10pt" fo:font-style="normal" style:text-underline-style="none" fo:font-weight="normal" style:font-size-asian="10pt" style:font-style-asian="normal" style:font-weight-asian="normal" style:font-size-complex="10pt" style:font-style-complex="normal" style:font-weight-complex="normal"/>
    </style:style>
    <style:style style:name="T26" style:family="text">
      <style:text-properties fo:color="#000000" style:font-name="Lucida Sans2" fo:font-size="10pt" fo:font-style="normal" style:text-underline-style="none" fo:font-weight="normal" style:font-name-asian="Calibri,Bold" style:font-size-asian="10pt" style:font-style-asian="normal" style:font-weight-asian="normal" style:font-name-complex="Calibri,Bold" style:font-size-complex="10pt" style:font-style-complex="normal" style:font-weight-complex="normal"/>
    </style:style>
    <style:style style:name="T27" style:family="text">
      <style:text-properties fo:color="#000000" style:font-name="Lucida Sans2" fo:font-size="10pt" fo:font-style="italic" style:text-underline-style="none" fo:font-weight="normal" style:font-name-asian="Calibri,Bold" style:font-size-asian="10pt" style:font-style-asian="italic" style:font-weight-asian="normal" style:font-name-complex="Calibri,Bold" style:font-size-complex="10pt"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style:font-name-asian="Times New Roman"/>
    </style:style>
    <style:style style:name="T34" style:family="text">
      <style:text-properties style:font-size-asian="8pt"/>
    </style:style>
    <style:style style:name="T35" style:family="text">
      <style:text-properties style:font-size-complex="8pt"/>
    </style:style>
    <style:style style:name="T36" style:family="text">
      <style:text-properties style:font-name="Lucida Sans"/>
    </style:style>
    <style:style style:name="T37" style:family="text">
      <style:text-properties style:font-name-complex="Times New Roman"/>
    </style:style>
    <style:style style:name="T38" style:family="text">
      <style:text-properties style:language-complex="ar" style:country-complex="SA"/>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77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3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7"/>
      <text:p text:style-name="P7"/>
      <text:p text:style-name="P7"/>
      <text:p text:style-name="P7"/>
      <text:p text:style-name="P7"/>
      <text:p text:style-name="P7"/>
      <text:p text:style-name="P7"><draw:line text:anchor-type="char" draw:z-index="16" draw:style-name="gr1" draw:text-style-name="P78" svg:x1="6.271cm" svg:y1="5.72cm" svg:x2="19.156cm" svg:y2="5.72cm"><text:p/></draw:line></text:p>
      <text:p text:style-name="P7"/>
      <text:p text:style-name="P21"/>
      <text:p text:style-name="P8"/>
      <text:p text:style-name="P9"/>
      <text:p text:style-name="P6"/>
      <text:p text:style-name="P6"/>
      <text:p text:style-name="P25">Propuesta de Solución </text:p>
      <text:p text:style-name="P25">César Carnevali</text:p>
      <text:p text:style-name="P25">Sistema de Administración para el Centro Odontológico Integral</text:p>
      <text:h text:style-name="P49" text:outline-level="4"/>
      <text:h text:style-name="P49" text:outline-level="4">Versión 1</text:h>
      <text:p text:style-name="P6"><draw:line text:anchor-type="char" draw:z-index="17" draw:style-name="gr2" draw:text-style-name="P78" svg:x1="6.271cm" svg:y1="20.003cm" svg:x2="19.156cm" svg:y2="20.003cm"><text:p/></draw:line></text:p>
      <text:h text:style-name="P44" text:outline-level="1">Contenido</text:h>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Estilo_20_Título_20_1_20__2b__20_Antes_3a__20__20_0_20_pto"/>
          </text:index-source-styles>
          <text:index-source-styles text:outline-level="2">
            <text:index-source-style text:style-name="Nivel_20_1"/>
          </text:index-source-styles>
          <text:index-source-styles text:outline-level="3">
            <text:index-source-style text:style-name="Nivel_20_2"/>
          </text:index-source-styles>
        </text:table-of-content-source>
        <text:index-body>
          <text:p text:style-name="P13"><text:a xlink:type="simple" xlink:href="#1.Contenido|outline"><text:span text:style-name="T17">Contenido<text:tab/>2</text:span></text:a></text:p>
          <text:p text:style-name="P14"><text:a xlink:type="simple" xlink:href="#0.0.1.CONFIDENCIAL|outline"><text:span text:style-name="T17">CONFIDENCIAL<text:tab/>2</text:span></text:a></text:p>
          <text:p text:style-name="P13"><text:a xlink:type="simple" xlink:href="#2.Introducción|outline"><text:span text:style-name="T17">Introducción<text:tab/>3</text:span></text:a></text:p>
          <text:p text:style-name="P17">1.Breve Descripción del Negocio Respecto de la Solución.<text:tab/>3</text:p>
          <text:p text:style-name="P17">2.Contenido de la Propuesta.<text:tab/>3</text:p>
          <text:p text:style-name="P13"><text:a xlink:type="simple" xlink:href="#3.Alcance de la Propuesta|outline"><text:span text:style-name="T17">Alcance de la Propuesta<text:tab/>3</text:span></text:a></text:p>
          <text:p text:style-name="P17">1.Objetivo.<text:tab/>3</text:p>
          <text:p text:style-name="P17">2.Detalle de Módulos de la Solución.<text:tab/>3</text:p>
          <text:p text:style-name="P17">3.Alcance de la solución.<text:tab/>4</text:p>
          <text:p text:style-name="P15">3.1.Propuesta Tecnológica.<text:tab/>4</text:p>
          <text:p text:style-name="P13"><text:a xlink:type="simple" xlink:href="#4.Cronograma|outline"><text:span text:style-name="T17">Cronograma<text:tab/>6</text:span></text:a></text:p>
          <text:p text:style-name="P16"><text:a xlink:type="simple" xlink:href="#4.1.Introducción|outline"><text:span text:style-name="T17">Introducción<text:tab/>6</text:span></text:a></text:p>
          <text:p text:style-name="P16"><text:a xlink:type="simple" xlink:href="#4.2.Fases|outline"><text:span text:style-name="T17">Fases<text:tab/>6</text:span></text:a></text:p>
          <text:p text:style-name="P16"><text:a xlink:type="simple" xlink:href="#4.3.Gantt|outline"><text:span text:style-name="T17">Gantt<text:tab/>7</text:span></text:a></text:p>
          <text:p text:style-name="P16"><text:a xlink:type="simple" xlink:href="#4.4.Distribución de recursos|outline"><text:span text:style-name="T17">Distribución de recursos<text:tab/>7</text:span></text:a></text:p>
          <text:p text:style-name="P13"><text:a xlink:type="simple" xlink:href="#5.Servicios Profesionales|outline"><text:span text:style-name="T17">Servicios Profesionales<text:tab/>8</text:span></text:a></text:p>
          <text:p text:style-name="P16"><text:a xlink:type="simple" xlink:href="#5.1.Tabla de tipos de recurso:|outline"><text:span text:style-name="T17">Tabla de tipos de recurso:<text:tab/>8</text:span></text:a></text:p>
          <text:p text:style-name="P16"><text:a xlink:type="simple" xlink:href="#5.2.Definición y alcance de cada recurso:|outline"><text:span text:style-name="T17">Definición y alcance de cada recurso:<text:tab/>8</text:span></text:a></text:p>
          <text:p text:style-name="P13"><text:a xlink:type="simple" xlink:href="#6.Propuesta Económica|outline"><text:span text:style-name="T17">Propuesta Económica<text:tab/>9</text:span></text:a></text:p>
          <text:p text:style-name="P16"><text:a xlink:type="simple" xlink:href="#6.1.Servicios Profesionales de Implementación.|outline"><text:span text:style-name="T17">Servicios Profesionales de Implementación.<text:tab/>9</text:span></text:a></text:p>
          <text:p text:style-name="P16"><text:a xlink:type="simple" xlink:href="#6.2.Condiciones de Contratación|outline"><text:span text:style-name="T17">Condiciones de Contratación<text:tab/>9</text:span></text:a></text:p>
        </text:index-body>
      </text:table-of-content>
      <text:p text:style-name="P18"/>
      <text:h text:style-name="P45" text:outline-level="1">Introducción</text:h>
      <text:h text:style-name="Heading_20_2" text:outline-level="2">Breve Descripción del Negocio Respecto de la Solución.</text:h>
      <text:p text:style-name="Standard">El Centro Odontológico Integral es una clínica odontológica fundada y dirigida por el Dr. César A. Carnevali. Desde sus comienzo, tuvo como premisas un servicio ejemplar, una atención esmerada y una administración responsable y preparada.</text:p>
      <text:p text:style-name="Standard">Con estos objetivos sus integrantes se han formado y capacitado no solo en aquellas cuestiones técnicas y profesionales referidas al ejercicio de su profesión sino también en los aspectos que hacen a la correcta administración de los recursos que intervienen en el funcionamiento de la clínica. </text:p>
      <text:p text:style-name="Standard">Además, es una política fundamental del COI el participar, organizar y colaborar en actividades de capacitación, brindando un ámbito acorde para el desarrollo de las mismas.</text:p>
      <text:h text:style-name="Heading_20_2" text:outline-level="2">Contenido de la Propuesta.</text:h>
      <text:p text:style-name="Standard">La presente propuesta contiene una descripción de las principales características que deberá cumplir la aplicación a desarrollar como también el detalle técnico y tecnológico en el cual se basará dicha solución.</text:p>
      <text:p text:style-name="Standard">También se presenta un cronograma detallado de las tareas a realizar y su correspondiente calendario y distribución de recursos y tiempos requeridos.</text:p>
      <text:p text:style-name="Standard">Para finalizar se presenta la propuesta económica de la presente solución.</text:p>
      <text:h text:style-name="P43" text:outline-level="1">Alcance de la Propuesta</text:h>
      <text:h text:style-name="Heading_20_2" text:outline-level="2">Objetivo</text:h>
      <text:p text:style-name="Standard">El objetivo principal es el de brindar al COI una herramienta idónea que permita a los profesionales que allí trabajan realizar una gestión ordenada de sus recursos y planificar su progreso haciendo uso de información confiable tanto agregada como detallada.</text:p>
      <text:p text:style-name="Standard">Secundariamente se pretende dotar al COI de la infraestructura tecnológica necesaria para acceder a todos los beneficios que otorgan las herramientas informáticas existentes y a desarrollar. Para esto se incluye en la presente propuesta una consultoría para determinar las tareas de mantenimiento y adecuación de las instalaciones que pudieran ser necesarias para este objetivo, como así también los equipos que fuese imprescindible adquirir.</text:p>
      <text:h text:style-name="Heading_20_2" text:outline-level="2"><text:bookmark-start text:name="_Ref153891520"/>S<text:bookmark-end text:name="_Ref153891520"/>istema de Gestión de Clínica Odontológica</text:h>
      <text:p text:style-name="Standard">La presente propuesta se basa en el desarrollo de una solución informática que cubra todos los aspectos relacionados con la gestión de una clínica odontológica, haciendo particular hincapié en la generación y procesamiento de información agregada de soporte para decisiones.</text:p>
      <text:list xml:id="list40230713" text:style-name="WW8Num18">
        <text:list-item>
          <text:p text:style-name="P67">Administración de clínica<text:tab/></text:p>
        </text:list-item>
      </text:list>
      <text:p text:style-name="P33">Este módulo está particularmente concebido para permitir la configuración de la clínica conforme a los profesionales que estén afectados a la misma, y a los recursos materiales y edilicios con los que cuenten. Sus funcionalidades proyectadas incluyen: gestión de profesionales, gestión de consultorios, gestión de herramientas y equipos, etc.</text:p>
      <text:list xml:id="list40231472" text:style-name="WW8Num8">
        <text:list-item>
          <text:p text:style-name="P73">Gestión de profesionales</text:p>
        </text:list-item>
      </text:list>
      <text:p text:style-name="P26">Esta función posibilita mantener actualizado el plantel de profesionales que trabajan en la clínica. Permitirá administrar sus datos principales, especialidad, capacitaciones realizadas, etc.</text:p>
      <text:list xml:id="list40485775" text:continue-numbering="true" text:style-name="WW8Num8">
        <text:list-item>
          <text:p text:style-name="P74">Gestión de consultorios</text:p>
        </text:list-item>
      </text:list>
      <text:p text:style-name="P27"><text:soft-page-break/>Se permitirá configurar la configuración de consultorios de la clínica, con la ubicación espacial de los consultorios y las instalaciones de cada uno.</text:p>
      <text:list xml:id="list40473122" text:continue-list="list40230713" text:style-name="WW8Num18">
        <text:list-item>
          <text:p text:style-name="P67">Administración de pacientes</text:p>
        </text:list-item>
      </text:list>
      <text:p text:style-name="P29">El módulo de Administración de Pacientes tiene como objetivo llevar registro de cada paciente, datos personales y de contacto, registro de prácticas odontológicas, odontograma, preferencias en cuanto a días y horarios para turnos, etc.</text:p>
      <text:list xml:id="list40460226" text:continue-list="list40485775" text:style-name="WW8Num8">
        <text:list-item>
          <text:p text:style-name="P74">Datos personales</text:p>
        </text:list-item>
      </text:list>
      <text:p text:style-name="P26">Cada paciente puede tener un cúmulo importante de información de carácter personal. La correcta administración de esta información posibilita un contacto más cercano y una comunicación fluida, generando un clima de confianza y cordialidad. Se permitirá guardar toda la información personal que se considere necesario, proveyendo un mecanismo para almacenar cualquier tipo de datos aparte de los preestablecidos en la aplicación. Se registrarán, además, las preferencias del paciente en cuanto a días y horarios para turnos.</text:p>
      <text:list xml:id="list40462086" text:continue-numbering="true" text:style-name="WW8Num8">
        <text:list-item>
          <text:p text:style-name="P74">Odontograma</text:p>
        </text:list-item>
      </text:list>
      <text:p text:style-name="P26">El odontograma permitirá visualizar las prácticas realizadas y las programadas y dará acceso al historial del paciente, las radiografías realizadas, fotografías y toda otra información relacionada al estado odontológico del paciente. Su manejo debe ser intuitivo y sencillo para el profesional.</text:p>
      <text:list xml:id="list40463423" text:continue-list="list40473122" text:style-name="WW8Num18">
        <text:list-item>
          <text:p text:style-name="P68"><text:span text:style-name="T10">Administración</text:span> de Turnos.</text:p>
        </text:list-item>
      </text:list>
      <text:p text:style-name="Nivel_20_2_20_Texto">El turnero es un elemento fundamental de la solución, representando una de las herramientas de uso más intensivo para los profesionales. Su utilidad se centrará en organizar convenientemente los turnos de manera de optimizar la utilización de tiempo y recursos, sugiriendo días y horarios dependiendo de las preferencias del paciente y de las prácticas programadas. </text:p>
      <text:list xml:id="list40470842" text:continue-numbering="true" text:style-name="WW8Num18">
        <text:list-item>
          <text:p text:style-name="P68"><text:span text:style-name="T10">Administración</text:span> de Prácticas Odontológicas.</text:p>
        </text:list-item>
      </text:list>
      <text:p text:style-name="P31">La <text:span text:style-name="T14">gestión</text:span> de las Prácticas Odontológicas incluirá la determinación de los insumos que se consumen en cada práctica, el costo de cada uno, el tiempo estimado de realización, etc. Este módulo brinda la información necesaria para registrar correctamente las prácticas realizadas a cada paciente, el costo de las mismas y, por consiguiente, los datos de facturación.</text:p>
      <text:list xml:id="list40465225" text:continue-numbering="true" text:style-name="WW8Num18">
        <text:list-item>
          <text:p text:style-name="P68"><text:span text:style-name="T10">Administración</text:span> de Obras Sociales y Prepagas.</text:p>
        </text:list-item>
      </text:list>
      <text:p text:style-name="P31">En <text:span text:style-name="T14">la</text:span> Administración de Obras Sociales y Prepagas se registrarán los datos correspondientes a cada una de estas entidades, tanto para realizar la facturación pertinente como para asentar la información de cobertura para cada plan y práctica odontológica.</text:p>
      <text:list xml:id="list40459593" text:continue-list="list40462086" text:style-name="WW8Num8">
        <text:list-item>
          <text:p text:style-name="Lista_20_con_20_viñetas_20_2.1">Gestión de Obras Sociales y Prepagas</text:p>
        </text:list-item>
      </text:list>
      <text:p text:style-name="P26">Permitirá la carga y administración de todos los datos concernientes a una entidad de este tipo.</text:p>
      <text:list xml:id="list40478003" text:continue-numbering="true" text:style-name="WW8Num8">
        <text:list-item>
          <text:p text:style-name="Lista_20_con_20_viñetas_20_2.1">Gestión de Planes</text:p>
        </text:list-item>
      </text:list>
      <text:p text:style-name="P26">Para cada Obra Social o Prepaga, se habilitará el registro de los distintos planes de cobertura posibles.</text:p>
      <text:list xml:id="list40468584" text:continue-list="list40465225" text:style-name="WW8Num18">
        <text:list-item>
          <text:p text:style-name="P68"><text:span text:style-name="T10">Control</text:span> de Stock de Materiales.</text:p>
        </text:list-item>
      </text:list>
      <text:p text:style-name="P31">Este <text:span text:style-name="T14">módulo</text:span> mantendrá un registro de stock de consumibles, informando de la necesidad de reponer los faltantes y brindando información como plazos de aprovisionamiento, indices de rotación, indice de cobertura, etc.</text:p>
      <text:list xml:id="list40486880" text:continue-list="list40478003" text:style-name="WW8Num8">
        <text:list-item>
          <text:p text:style-name="Lista_20_con_20_viñetas_20_2.1">Gestión de compra</text:p>
        </text:list-item>
      </text:list>
      <text:p text:style-name="P26">Implementación de un circuito de compra mediante Solicitudes de Compra, Cotizaciones, Ordenes de Compra y Recepciones.</text:p>
      <text:list xml:id="list40456302" text:continue-numbering="true" text:style-name="WW8Num8">
        <text:list-item>
          <text:p text:style-name="Lista_20_con_20_viñetas_20_2.1">Gestión de Inventario</text:p>
        </text:list-item>
      </text:list>
      <text:p text:style-name="P26"><text:soft-page-break/>Incluye la visualización del stock actual de materiales e insumos, como así también de toda la información estadística sobre gestión de stock generada.</text:p>
      <text:list xml:id="list40475487" text:continue-list="list40468584" text:style-name="WW8Num18">
        <text:list-item>
          <text:p text:style-name="P69">Facturación</text:p>
        </text:list-item>
      </text:list>
      <text:p text:style-name="P31">El módulo tiene la función primordial de emitir la facturación correspondiente, mantener el registro de las prácticas pendientes de facturación, administrar la cuenta corriente de particulares, prepagas y obras sociales, etc.</text:p>
      <text:list xml:id="list40487020" text:continue-list="list40456302" text:style-name="WW8Num8">
        <text:list-item>
          <text:p text:style-name="Lista_20_con_20_viñetas_20_2.1">Administración de facturación</text:p>
        </text:list-item>
      </text:list>
      <text:p text:style-name="P26">Se preverán todos lo casos posibles, además de los requeridos por este caso en particular. Se permitirá designar un responsable de facturación para cada práctica realizada por un profesional, que puede ser una sociedad, otro profesional o, por supuesto, el mismo odontólogo.</text:p>
      <text:list xml:id="list40477850" text:continue-list="list40475487" text:style-name="WW8Num18">
        <text:list-item>
          <text:p text:style-name="P69">Configuración</text:p>
        </text:list-item>
      </text:list>
      <text:p text:style-name="P31">Las tareas de administración de preferencias de usuario, parámetros de optimización del sistema y otros se condensarán en un módulo diseñado para tal fin.</text:p>
      <text:h text:style-name="Heading_20_2" text:outline-level="2">Alcance de la solución.</text:h>
      <text:list xml:id="list40468290" text:continue-list="list40477850" text:style-name="WW8Num18">
        <text:list-item text:start-value="1">
          <text:p text:style-name="P71"><text:span text:style-name="T16">Propuesta</text:span> Tecnológica.</text:p>
        </text:list-item>
      </text:list>
      <text:p text:style-name="P31">La <text:span text:style-name="T14">propuesta</text:span> tecnológica se basa en el uso de una arquitectura de tres capas y el uso de tecnología para su implementación. Esto implica que la aplicación podrá ser accedida desde un gran número de computadoras personales mediante un web browser sin requerir instalación o configuración adicional.</text:p>
      <text:p text:style-name="P31">E<text:span text:style-name="T14">l producto estará totalmente desarrollado en Java utilizando para ello especificaciones de JEE (Java Enterprise Edition) y utilizando herramientas de vanguardia en la implementación de interfaz de usuario que potenciarán en conjunto su usabilidad, estabilidad, escalabilidad, seguridad y utilidad.</text:span></text:p>
      <text:p text:style-name="P31"><text:span text:style-name="T14">La implementación del producto se realizará usando herramientas Open Source de uso y calidad comprobados, lo cual asegura un soporte técnico secundario (es decir, soporte de las herramientas </text:span>mediante las cuales se desarrollará la aplicación) libre de costos no previstos y licencias restrictivas en su uso.</text:p>
      <text:list xml:id="list40474146" text:continue-numbering="true" text:style-name="WW8Num18">
        <text:list-item>
          <text:p text:style-name="Nivel_20_2">Herramientas de desarrollo</text:p>
        </text:list-item>
      </text:list>
      <text:list xml:id="list40484774" text:continue-list="list40487020" text:style-name="WW8Num8">
        <text:list-item>
          <text:p text:style-name="P75"><text:span text:style-name="T7">Eclipse 3.5.</text:span><text:span text:style-name="T6"> IDE (herramienta de desarrollo integrada) que permite integrar componentes y entornos de desarrollo JAVA. Es la herramienta de desarrollo JAVA con mayor difusión a nivel mundial y tiene el apoyo de empresas internacionales de primerísimo nivel como IBM, Nokia, SAP y Oracle entre otras.</text:span></text:p>
        </text:list-item>
      </text:list>
      <text:p text:style-name="P30">Eclipse es un entorno independiente de la plataforma, de código abierto, para crear aplicaciones de cualquier tipo.</text:p>
      <text:list xml:id="list40472731" text:continue-numbering="true" text:style-name="WW8Num8">
        <text:list-item>
          <text:p text:style-name="P76">Netbeans 6.8.<text:span text:style-name="T20"> Es otro IDE de gran nivel, desarrollado y promovido por Sun Microsystems y una comunidad amplísima de desarrolladores.</text:span></text:p>
        </text:list-item>
        <text:list-item>
          <text:p text:style-name="P76">ZK Framework. <text:span text:style-name="T20">Es uno de los principales frameworks de desarrollo Web que se conocen hasta el momento. Implementa importantes técnicas y tecnologías que permiten crear aplicaciones Web que se comporten como programas de escritorio, dando al usuario la sensación de estar utilizando un sistema tradicional.</text:span></text:p>
        </text:list-item>
        <text:list-item>
          <text:p text:style-name="P76">Spring framework. <text:span text:style-name="T20">Permite controlar diversas cuestiones técnicas fundamentales de la aplicación. Provee, además, mecanismos de seguridad avanzados y una infraestructura estable y potente para el desarrollo de sistemas complejos.</text:span></text:p>
        </text:list-item>
        <text:list-item>
          <text:p text:style-name="P76"><text:soft-page-break/><text:span text:style-name="T8">Mysql Workbench. </text:span><text:span text:style-name="T20">Sistema de diseño de modelos de datos en interfaces gráficas ricas y de gran usabilidad. Permite diseñar el Diagrama Entidad/Relación que utilizará la aplicación, e implementarlo automáticamente en la Base de Datos.</text:span></text:p>
        </text:list-item>
      </text:list>
      <text:list xml:id="list40480108" text:continue-list="list40474146" text:style-name="WW8Num18">
        <text:list-item>
          <text:p text:style-name="Nivel_20_3"><text:bookmark-start text:name="HERRAMIENTAS_DE_IMPLEMENTACIÓN_REQUERIDA"/>Herramientas de Implementación Requeridas<text:bookmark-end text:name="HERRAMIENTAS_DE_IMPLEMENTACIÓN_REQUERIDA"/></text:p>
        </text:list-item>
      </text:list>
      <text:list xml:id="list40468315" text:continue-list="list40472731" text:style-name="WW8Num8">
        <text:list-item>
          <text:p text:style-name="P76">Base de <text:span text:style-name="T8">dato</text:span><text:span text:style-name="T11">s MySQL 5.x.</text:span><text:span text:style-name="T12"> MySQL es uno de los Sistemas Gestores de Bases de Datos (DBMS) más populares desarrollados bajo la filosofía de código abierto. Su vasta comunidad de desarrolladores asegura un mantenimiento constante y continuo mejoramiento de sus prestaciones. Sin embargo, ante la necesidad de implementar un DBMS de tipo empresarial, se tomarán los recaudos para asegurar una eventual migración íntegra y completa de los datos con el menor esfuerzo posible.</text:span></text:p>
        </text:list-item>
        <text:list-item>
          <text:p text:style-name="P76">Servidor Glassfish v3. <text:span text:style-name="T20">Glassfish es un Contenedor de Aplicaciones JEE, de código abierto y de amplia utilización. Su soporte y desarrollo por parte de empresas de primer nivel internacional son garantía de un desempeño suficiente. Ante la necesidad de mudar la aplicación a otro servidor de este tipo, se buscará emplear las técnicas necesarias para hacer posible dicho proceso con el mínimo impacto negativo posible.</text:span></text:p>
        </text:list-item>
      </text:list>
      <text:list xml:id="list40454680" text:continue-list="list40480108" text:style-name="WW8Num18">
        <text:list-item>
          <text:p text:style-name="P72">Equipamiento.</text:p>
        </text:list-item>
      </text:list>
      <text:list xml:id="list40483640" text:continue-list="list40468315" text:style-name="WW8Num8">
        <text:list-item>
          <text:p text:style-name="P76"><text:bookmark-start text:name="OLE_LINK3"/><text:bookmark-start text:name="OLE_LINK1"/>Equipamiento central</text:p>
        </text:list-item>
      </text:list>
      <text:p text:style-name="P28"><text:bookmark-end text:name="OLE_LINK3"/><text:bookmark-end text:name="OLE_LINK1"/>A definir.</text:p>
      <text:list xml:id="list40467201" text:continue-numbering="true" text:style-name="WW8Num8">
        <text:list-item>
          <text:p text:style-name="P76">Equipamiento cliente</text:p>
        </text:list-item>
      </text:list>
      <text:p text:style-name="P28">Cualquier PC o Notebook que soporte un navegador Web compatible (Firefox o Internet Explorer, en principio).</text:p>
      <text:list xml:id="list40479902" text:continue-list="list40454680" text:style-name="WW8Num18">
        <text:list-item>
          <text:p text:style-name="P72">Software de Base.</text:p>
        </text:list-item>
      </text:list>
      <text:p text:style-name="P31">Para <text:span text:style-name="T14">implementar</text:span> el presente proyecto se requiere además del software de producción descrito (ver <text:bookmark-ref text:reference-format="text" text:ref-name="HERRAMIENTAS_DE_IMPLEMENTACIÓN_REQUERIDA">Herramientas de Implementación Requeridas</text:bookmark-ref>), que el equipamiento cuente con el software de base requerido para su correcto funcionamiento (Sistema Operativo).</text:p>
      <text:p text:style-name="P31">Las <text:span text:style-name="T14">herramientas</text:span> seleccionadas corren en diversas plataformas, entre ellas Linux. La recomendación, de acuerdo a la capacidad del COI es de usar plataforma Linux para la implementación de los Servidores.</text:p>
      <text:list xml:id="list40469903" text:continue-numbering="true" text:style-name="WW8Num18">
        <text:list-item>
          <text:p text:style-name="Nivel_20_3">Infraestructura y Mantenimiento.</text:p>
        </text:list-item>
      </text:list>
      <text:p text:style-name="P31">El <text:span text:style-name="T14">equipo</text:span> designado por la empresa desarrollará una etapa de relevamiento de instalaciones informáticas, equipamiento, cableado e infraestructura de red y software instalado, indicando estado general, grado de conformidad con los requisitos planteado por la presente propuesta, falencias detectadas y soluciones propuestas. No se contempla en este documento la ejecución de dichas soluciones, ni la adquisición de los equipos y materiales que fueran necesarios.</text:p>
      <text:p text:style-name="P32">De optarse por software bajo licencias “libres” (aquellas que permiten la libre distribución de un producto software o derivado de este sin vulnerar derechos de autor o de copia), su instalación y configuración están previstas en la presente propuesta. De lo contrario, correrán por cuenta del COI.</text:p>
      <text:p text:style-name="P32">El esquema de seguridad requerido para la aplicación será responsabilidad de La Empresa y forma parte de la presente propuesta.</text:p>
      <text:p text:style-name="P34"><text:span text:style-name="T14">No</text:span> se contemplan, sin embargo, las siguientes cuestiones:</text:p>
      <text:list xml:id="list40223276" text:style-name="WW8Num5">
        <text:list-item>
          <text:p text:style-name="P65">Equipamiento requerido. Instalación, emplazamiento y mantenimiento.</text:p>
        </text:list-item>
        <text:list-item>
          <text:p text:style-name="P65">Equipamiento de seguridad. Firewalls.</text:p>
        </text:list-item>
        <text:list-item>
          <text:p text:style-name="P65">Plan de contingencia. Resguardo de la información. Esquema de <text:span text:style-name="T21">backup</text:span>.</text:p>
        </text:list-item>
        <text:list-item>
          <text:p text:style-name="P65">Redes y Comunicaciones.</text:p>
        </text:list-item>
      </text:list>
      <text:p text:style-name="P31">Todos <text:span text:style-name="T14">estos</text:span> puntos mencionados estarán a cargo del COI y deberán ser ejecutados según el cronograma adjunto.</text:p>
      <text:h text:style-name="Heading_20_1" text:outline-level="1"><text:soft-page-break/>Metodologia de desarrollo</text:h>
      <text:h text:style-name="Heading_20_2" text:outline-level="2">Introducción</text:h>
      <text:p text:style-name="Standard">Debido a los requerimientos del cliente de entregas de subproductos usables en el menor tiempo posible se adopto una <text:span text:style-name="T8">metodología ágil</text:span> que asegura la liberación periódica de porciones funcionales del sistema proveyendo a la vez una retroalimentación constante para posteriores refinamientos.</text:p>
      <text:p text:style-name="Standard">Dada la experiencia de los miembros de la empresa con SCRUM, se propone utilizar esta metodología ágil para el desarrollo.</text:p>
      <text:list xml:id="list40480603" text:continue-list="list40469903" text:style-name="WW8Num18">
        <text:list-item text:start-value="1">
          <text:p text:style-name="Nivel_20_2">Breve introducción de cómo se implementara SCRUM</text:p>
        </text:list-item>
      </text:list>
      <text:p text:style-name="P20">SCRUM prevé la realización de <text:span text:style-name="T21">sprints</text:span><text:span text:style-name="T28">, iteraciones de duración prefijada tras cuya finalización se obtienen un conjunto de funcionalidades potencialmente entregables al cliente. Las funcionalidades requeridas por el cliente o propuestas por el </text:span><text:span text:style-name="T29">Equipo</text:span><text:span text:style-name="T28"> son incluidas en una pila denominada </text:span><text:span text:style-name="T22">Backlog</text:span><text:span text:style-name="T30">, que no es más que un conjunto ordenado de descripciones de nivel de negocio (sin detalles técnicos de implementación) de lo que cada funcionalidad implica; cada una de estas se denomina </text:span><text:span text:style-name="T22">historia de usuario</text:span><text:span text:style-name="T30">. En este proyecto en particular, se proponen </text:span><text:span text:style-name="T22">sprints</text:span><text:span text:style-name="T30"> de 4 (cuatro) semanas.</text:span></text:p>
      <text:p text:style-name="P20"><text:span text:style-name="T30">El</text:span><text:span text:style-name="T28"> </text:span><text:span text:style-name="T29">Product Owner </text:span><text:span text:style-name="T28">participa por el cliente de una planificación al comienzo de cada </text:span><text:span text:style-name="T21">sprint</text:span><text:span text:style-name="T28"> en la cual se establece la prioridad o importancia que cada </text:span><text:span text:style-name="T21">historia</text:span><text:span text:style-name="T28"> tiene, por lo cual se ordena el </text:span><text:span text:style-name="T23">Backlog </text:span><text:span text:style-name="T32">colocando las historias de mayor importancia en el tope de la pila. El </text:span><text:span text:style-name="T31">Equipo</text:span><text:span text:style-name="T32"> estima su nivel de productividad y establece qué historias puede realizar en el </text:span><text:span text:style-name="T23">sprint</text:span><text:span text:style-name="T32">. Esta reunión tiene una duración máxima de 4 (cuatro) horas.</text:span></text:p>
      <text:p text:style-name="P20"><text:span text:style-name="T32">El </text:span><text:span text:style-name="T31">Equipo</text:span><text:span text:style-name="T32"> realiza reuniones periódicas (diariamente, dos veces por semana, o lo que consideren necesario) para mantener a todo el grupo al tanto de los avances y los obstáculos encontrados. </text:span></text:p>
      <text:p text:style-name="P19"><text:span text:style-name="T32">Al </text:span><text:span text:style-name="T18">cierre</text:span><text:span text:style-name="T32"> del </text:span><text:span text:style-name="T23">sprint</text:span><text:span text:style-name="T32"> se realiza una reunión donde se hace un balance de las historias finalizadas y las pendi</text:span><text:span text:style-name="T24">entes, si las hubiese, y se </text:span><text:span text:style-name="T25">presentan al cliente los módulos del sistema desarrollados.</text:span><text:span text:style-name="T26"> La reunión de cierre del </text:span><text:span text:style-name="T27">sprint</text:span><text:span text:style-name="T26"> tiene una duración máxima de 4 (cuatro) horas.</text:span></text:p>
      <text:list xml:id="list40458836" text:continue-numbering="true" text:style-name="WW8Num18">
        <text:list-item>
          <text:p text:style-name="P70">Presentación del equipo de trabajo y roles</text:p>
        </text:list-item>
      </text:list>
      <text:p text:style-name="P19">De <text:span text:style-name="T18">acuerdo</text:span> a la Metodologia que se va a emplear se identifican los siguientes roles :</text:p>
      <text:list xml:id="list40455619" text:continue-list="list40467201" text:style-name="WW8Num8">
        <text:list-item>
          <text:p text:style-name="P77">Product Owner</text:p>
        </text:list-item>
      </text:list>
      <text:p text:style-name="P23">El Product Owner representa la voz del cliente. Se asegura de que el equipo Scrum trabaja de forma adecuada desde la perspectiva del negocio. El Product Owner escribe historias de usuario, las prioriza, y las coloca en el <text:span text:style-name="T21">Backlog</text:span>.</text:p>
      <text:list xml:id="list40472087" text:continue-numbering="true" text:style-name="WW8Num8">
        <text:list-item>
          <text:p text:style-name="P77">Scrum Master (o Facilitador)</text:p>
        </text:list-item>
      </text:list>
      <text:p text:style-name="P24"><text:span text:style-name="T18">Su trabajo primario es eliminar los obstáculos que impiden que el equipo alcance el objetivo del </text:span><text:span text:style-name="T19">sprint</text:span><text:span text:style-name="T18">. El Scrum Master se asegura de que el proceso Scrum se utiliza como es debido y es quien hace que las reglas se cumplan.</text:span></text:p>
      <text:list xml:id="list40457766" text:continue-numbering="true" text:style-name="WW8Num8">
        <text:list-item>
          <text:p text:style-name="P77">Equipo</text:p>
        </text:list-item>
      </text:list>
      <text:p text:style-name="P23">El equipo tiene la responsabilidad de entregar el producto.</text:p>
      <text:list xml:id="list40474637" text:continue-list="list40458836" text:style-name="WW8Num18">
        <text:list-item>
          <text:p text:style-name="P70">Asignación de roles</text:p>
        </text:list-item>
      </text:list>
      <text:p text:style-name="P19">Estos roles están asignados para las siguientes personas</text:p>
      <text:list xml:id="list40477858" text:continue-list="list40457766" text:style-name="WW8Num8">
        <text:list-item>
          <text:p text:style-name="P77"><text:span text:style-name="T13">Scrum</text:span> Master</text:p>
        </text:list-item>
      </text:list>
      <text:p text:style-name="P22">Lic. Damián Pablo Barry</text:p>
      <text:list xml:id="list40462010" text:continue-numbering="true" text:style-name="WW8Num8">
        <text:list-item>
          <text:p text:style-name="P77"><text:span text:style-name="T13">Product</text:span> Owner</text:p>
        </text:list-item>
      </text:list>
      <text:p text:style-name="P23">Sr. Bruno Carnevali</text:p>
      <text:list xml:id="list40471768" text:continue-numbering="true" text:style-name="WW8Num8">
        <text:list-item>
          <text:p text:style-name="P77"><text:span text:style-name="T13">Equipo</text:span> de trabajo SCRUM</text:p>
        </text:list-item>
      </text:list>
      <text:p text:style-name="P23"><text:soft-page-break/>A.P.U. Luis Ignacio Aita</text:p>
      <text:p text:style-name="P23">A.P.U. Juan Manuel Cortez</text:p>
      <text:h text:style-name="P46" text:outline-level="1">Cronograma</text:h>
      <text:h text:style-name="P47" text:outline-level="2">Introducción</text:h>
      <text:p text:style-name="Standard">El presente cronograma presenta un esquema iterativo que permitirá contar con partes del producto en forma anticipada, brindándole a COI una mejor aproximación a los resultados en este tipo de proyectos. Asegurando la calidad del producto y evitando los posibles desvíos de tiempos en el mismo.</text:p>
      <text:p text:style-name="Standard">La duración total del proyecto será de 54 semanas, pero la misma comenzará a tener resultados visibles y de puesta en marcha de módulos en forma operativa a partir de la cuarta semana.</text:p>
      <text:p text:style-name="Standard">La carga horaria por servicios profesionales a proveer será de 2700 horas durante las 54 semanas. El COI deberá garantizar por otra parte la asignación de los recursos correspondientes, para de esta forma evitar demoras.</text:p>
      <text:p text:style-name="Standard">Las responsabilidades a cargo de COI son:</text:p>
      <text:list xml:id="list43532436" text:style-name="WW8Num5">
        <text:list-item text:start-value="1">
          <text:p text:style-name="P66">Asignación de un Product Owner de proyecto a tiempo completo.</text:p>
        </text:list-item>
        <text:list-item>
          <text:p text:style-name="P66">Personal operativo (usuarios clave) para las tareas de relevamiento y pruebas formales. Un usuario por cada área operativa aproximadamente 10% durante el proyecto.</text:p>
        </text:list-item>
        <text:list-item>
          <text:p text:style-name="P66">Personal operativo (usuarios finales) deberán estar disponibles para la capacitación y puesta en marcha.</text:p>
        </text:list-item>
      </text:list>
      <text:h text:style-name="P43" text:outline-level="1">Servicios Profesionales</text:h>
      <text:p text:style-name="P6">Se adjunta información general sobre cotización de servicios profesionales, para que el COI cuente con una lista de precios de todos los servicios disponibles.</text:p>
      <text:h text:style-name="P47" text:outline-level="2">Tabla de tipos de recurso:</text:h>
      <text:p text:style-name="P20"/>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12">Tipo de Recurso (Capacidad)</text:p>
          </table:table-cell>
          <table:table-cell table:style-name="Tabla1.A1" office:value-type="string">
            <text:p text:style-name="P12">Proyecto hasta 300 horas</text:p>
          </table:table-cell>
          <table:table-cell table:style-name="Tabla1.A1" office:value-type="string">
            <text:p text:style-name="P12">Proyecto entre 301 y 900 horas</text:p>
          </table:table-cell>
          <table:table-cell table:style-name="Tabla1.D1" office:value-type="string">
            <text:p text:style-name="P12">Proyecto de más de 900 horas</text:p>
          </table:table-cell>
        </table:table-row>
        <table:table-row table:style-name="Tabla1.1">
          <table:table-cell table:style-name="Tabla1.A2" office:value-type="string">
            <text:p text:style-name="P10">Scrum Master</text:p>
          </table:table-cell>
          <table:table-cell table:style-name="Tabla1.A2" office:value-type="string">
            <text:p text:style-name="P11">70,00</text:p>
          </table:table-cell>
          <table:table-cell table:style-name="Tabla1.A2" office:value-type="string">
            <text:p text:style-name="P11">63,00</text:p>
          </table:table-cell>
          <table:table-cell table:style-name="Tabla1.D2" office:value-type="string">
            <text:p text:style-name="P11">56,00</text:p>
          </table:table-cell>
        </table:table-row>
        <table:table-row table:style-name="Tabla1.1">
          <table:table-cell table:style-name="Tabla1.A2" office:value-type="string">
            <text:p text:style-name="P10">Miembro de Equipo</text:p>
          </table:table-cell>
          <table:table-cell table:style-name="Tabla1.A2" office:value-type="string">
            <text:p text:style-name="P11">55,00</text:p>
          </table:table-cell>
          <table:table-cell table:style-name="Tabla1.A2" office:value-type="string">
            <text:p text:style-name="P11">50,00</text:p>
          </table:table-cell>
          <table:table-cell table:style-name="Tabla1.D2" office:value-type="string">
            <text:p text:style-name="P11">45,00</text:p>
          </table:table-cell>
        </table:table-row>
      </table:table>
      <text:p text:style-name="P6"/>
      <text:p text:style-name="P6">Si existen proyectos simultáneos las horas de los mismos serán sumadas para determinar el valor de honorarios.</text:p>
      <text:h text:style-name="P47" text:outline-level="2">Propuesta económica</text:h>
      <text:p text:style-name="P6"/>
      <table:table table:name="Tabla2" table:style-name="Tabla2">
        <table:table-column table:style-name="Tabla2.A"/>
        <table:table-column table:style-name="Tabla2.B"/>
        <table:table-column table:style-name="Tabla2.C"/>
        <table:table-column table:style-name="Tabla2.D"/>
        <table:table-column table:style-name="Tabla2.E" table:number-columns-repeated="3"/>
        <table:table-row table:style-name="Tabla2.1">
          <table:table-cell table:style-name="Tabla2.A1" office:value-type="string">
            <text:p text:style-name="P36">Sprint</text:p>
          </table:table-cell>
          <table:table-cell table:style-name="Tabla2.A1" office:value-type="string">
            <text:p text:style-name="P36">Días</text:p>
          </table:table-cell>
          <table:table-cell table:style-name="Tabla2.A1" office:value-type="string">
            <text:p text:style-name="P36">Personas asignadas</text:p>
          </table:table-cell>
          <table:table-cell table:style-name="Tabla2.A1" office:value-type="string">
            <text:p text:style-name="P36">Entregables</text:p>
          </table:table-cell>
          <table:table-cell table:style-name="Tabla2.A1" office:value-type="string">
            <text:p text:style-name="P36">Horas estimadas</text:p>
          </table:table-cell>
          <table:table-cell table:style-name="Tabla2.A1" office:value-type="string">
            <text:p text:style-name="P36">Costo/hora</text:p>
          </table:table-cell>
          <table:table-cell table:style-name="Tabla2.G1" office:value-type="string">
            <text:p text:style-name="P36">Costo total</text:p>
          </table:table-cell>
        </table:table-row>
        <table:table-row>
          <table:table-cell table:style-name="Tabla2.A2" office:value-type="string">
            <text:p text:style-name="P37">0</text:p>
          </table:table-cell>
          <table:table-cell table:style-name="Tabla2.A2" office:value-type="string">
            <text:p text:style-name="P38">5</text:p>
          </table:table-cell>
          <table:table-cell table:style-name="Tabla2.A2" office:value-type="string">
            <text:p text:style-name="P38">2</text:p>
          </table:table-cell>
          <table:table-cell table:style-name="Tabla2.A2" office:value-type="string">
            <text:p text:style-name="P62">Sprint inicial</text:p>
            <text:p text:style-name="P62"/>
            <text:list xml:id="list40217824" text:style-name="Estilo_20_intro_20_table_20_nivel_20_1">
              <text:list-item>
                <text:p text:style-name="P52"><text:span text:style-name="T15">Plan de infraestructura</text:span></text:p>
              </text:list-item>
            </text:list>
          </table:table-cell>
          <table:table-cell table:style-name="Tabla2.E2" table:formula="ooow:&lt;B2&gt;*&lt;C2&gt;*2" office:value-type="float" office:value="20">
            <text:p text:style-name="P38">20</text:p>
          </table:table-cell>
          <table:table-cell table:style-name="Tabla2.F2" office:value-type="currency" office:currency="ARS" office:value="45">
            <text:p text:style-name="P38">$45,00</text:p>
          </table:table-cell>
          <table:table-cell table:style-name="Tabla2.G2" table:formula="ooow:&lt;F2&gt;*&lt;E2&gt;" office:value-type="currency" office:currency="ARS" office:value="900">
            <text:p text:style-name="P38">$900,00</text:p>
          </table:table-cell>
        </table:table-row>
        <table:table-row>
          <table:table-cell table:style-name="Tabla2.A2" office:value-type="string">
            <text:p text:style-name="P37">1</text:p>
          </table:table-cell>
          <table:table-cell table:style-name="Tabla2.A2" office:value-type="string">
            <text:p text:style-name="P38">20</text:p>
          </table:table-cell>
          <table:table-cell table:style-name="Tabla2.A2" office:value-type="string">
            <text:p text:style-name="P38">2</text:p>
          </table:table-cell>
          <table:table-cell table:style-name="Tabla2.A2" office:value-type="string">
            <text:list xml:id="list40479098" text:continue-numbering="true" text:style-name="Estilo_20_intro_20_table_20_nivel_20_1">
              <text:list-item>
                <text:p text:style-name="P51">Clínica</text:p>
              </text:list-item>
            </text:list>
            <text:list xml:id="list40344434" text:style-name="Estilo_20_intro_20_table_20_nivel_20_2">
              <text:list-item>
                <text:list>
                  <text:list-item>
                    <text:p text:style-name="P50">Administración de profesionales</text:p>
                  </text:list-item>
                  <text:list-item>
                    <text:p text:style-name="P55"><text:span text:style-name="T5">Administración de consultorios</text:span></text:p>
                  </text:list-item>
                </text:list>
              </text:list-item>
            </text:list>
            <text:list xml:id="list40462874" text:continue-list="list40479098" text:style-name="Estilo_20_intro_20_table_20_nivel_20_1">
              <text:list-item>
                <text:p text:style-name="P51">Pacientes</text:p>
              </text:list-item>
            </text:list>
            <text:list xml:id="list40458852" text:continue-list="list40344434" text:style-name="Estilo_20_intro_20_table_20_nivel_20_2">
              <text:list-item>
                <text:list>
                  <text:list-item>
                    <text:p text:style-name="P55"><text:span text:style-name="T5">Administración de datos personales</text:span></text:p>
                  </text:list-item>
                </text:list>
              </text:list-item>
            </text:list>
          </table:table-cell>
          <table:table-cell table:style-name="Tabla2.A2" office:value-type="string">
            <text:p text:style-name="P38">120</text:p>
          </table:table-cell>
          <table:table-cell table:style-name="Tabla2.F2" office:value-type="currency" office:currency="ARS" office:value="45">
            <text:p text:style-name="P38">$45,00</text:p>
          </table:table-cell>
          <table:table-cell table:style-name="Tabla2.G2" table:formula="ooow:&lt;E3&gt;*&lt;F3&gt;" office:value-type="currency" office:currency="ARS" office:value="5400">
            <text:p text:style-name="P38">$5.400,00</text:p>
          </table:table-cell>
        </table:table-row>
        <text:soft-page-break/>
        <table:table-row>
          <table:table-cell table:style-name="Tabla2.A2" office:value-type="string">
            <text:p text:style-name="P37">2</text:p>
          </table:table-cell>
          <table:table-cell table:style-name="Tabla2.A2" office:value-type="string">
            <text:p text:style-name="P38">20</text:p>
          </table:table-cell>
          <table:table-cell table:style-name="Tabla2.A2" office:value-type="string">
            <text:p text:style-name="P38">2</text:p>
          </table:table-cell>
          <table:table-cell table:style-name="Tabla2.A2" office:value-type="string">
            <text:list xml:id="list40456692" text:continue-list="list40462874" text:style-name="Estilo_20_intro_20_table_20_nivel_20_1">
              <text:list-item>
                <text:p text:style-name="P51">Pacientes</text:p>
              </text:list-item>
            </text:list>
            <text:list xml:id="list40482087" text:continue-list="list40458852" text:style-name="Estilo_20_intro_20_table_20_nivel_20_2">
              <text:list-item>
                <text:list>
                  <text:list-item>
                    <text:p text:style-name="P57">Odontograma</text:p>
                  </text:list-item>
                </text:list>
              </text:list-item>
            </text:list>
            <text:list xml:id="list40469590" text:continue-list="list40456692" text:style-name="Estilo_20_intro_20_table_20_nivel_20_1">
              <text:list-item>
                <text:p text:style-name="P51">Prácticas</text:p>
              </text:list-item>
            </text:list>
            <text:list xml:id="list40462627" text:continue-list="list40482087" text:style-name="Estilo_20_intro_20_table_20_nivel_20_2">
              <text:list-item>
                <text:list>
                  <text:list-item>
                    <text:p text:style-name="P55"><text:span text:style-name="T5">ABMC básico de prácticas</text:span></text:p>
                  </text:list-item>
                </text:list>
              </text:list-item>
            </text:list>
            <text:list xml:id="list40455585" text:continue-list="list40469590" text:style-name="Estilo_20_intro_20_table_20_nivel_20_1">
              <text:list-item>
                <text:p text:style-name="P52"><text:span text:style-name="T15">Turnos</text:span></text:p>
              </text:list-item>
            </text:list>
            <text:list xml:id="list40470964" text:continue-list="list40462627" text:style-name="Estilo_20_intro_20_table_20_nivel_20_2">
              <text:list-item>
                <text:list>
                  <text:list-item>
                    <text:p text:style-name="P55"><text:span text:style-name="T5">Otorgamiento estático de turnos</text:span></text:p>
                  </text:list-item>
                </text:list>
              </text:list-item>
            </text:list>
          </table:table-cell>
          <table:table-cell table:style-name="Tabla2.A2" office:value-type="string">
            <text:p text:style-name="P38">120</text:p>
          </table:table-cell>
          <table:table-cell table:style-name="Tabla2.F2" office:value-type="currency" office:currency="ARS" office:value="45">
            <text:p text:style-name="P38">$45,00</text:p>
          </table:table-cell>
          <table:table-cell table:style-name="Tabla2.G2" table:formula="ooow:&lt;E4&gt;*&lt;F4&gt;" office:value-type="currency" office:currency="ARS" office:value="5400">
            <text:p text:style-name="P38">$5.400,00</text:p>
          </table:table-cell>
        </table:table-row>
        <table:table-row>
          <table:table-cell table:style-name="Tabla2.A2" office:value-type="string">
            <text:p text:style-name="P37">3</text:p>
          </table:table-cell>
          <table:table-cell table:style-name="Tabla2.A2" office:value-type="string">
            <text:p text:style-name="P38">20</text:p>
          </table:table-cell>
          <table:table-cell table:style-name="Tabla2.A2" office:value-type="string">
            <text:p text:style-name="P38">2</text:p>
          </table:table-cell>
          <table:table-cell table:style-name="Tabla2.A2" office:value-type="string">
            <text:list xml:id="list40464980" text:continue-list="list40455585" text:style-name="Estilo_20_intro_20_table_20_nivel_20_1">
              <text:list-item>
                <text:p text:style-name="P53">Prácticas</text:p>
              </text:list-item>
            </text:list>
            <text:list xml:id="list40297963" text:style-name="Estilo_20_intro_20_table_20_nivel_20_2">
              <text:list-item>
                <text:list>
                  <text:list-item>
                    <text:p text:style-name="P57">Administración avanzada de prácticas</text:p>
                  </text:list-item>
                </text:list>
              </text:list-item>
            </text:list>
            <text:list xml:id="list40474009" text:continue-list="list40464980" text:style-name="Estilo_20_intro_20_table_20_nivel_20_1">
              <text:list-item>
                <text:p text:style-name="P51">Turnos</text:p>
              </text:list-item>
            </text:list>
            <text:list xml:id="list40483147" text:continue-list="list40470964" text:style-name="Estilo_20_intro_20_table_20_nivel_20_2">
              <text:list-item>
                <text:list>
                  <text:list-item>
                    <text:p text:style-name="P59"><text:span text:style-name="T5">Otorgamiento dinámico de turnos</text:span></text:p>
                  </text:list-item>
                </text:list>
              </text:list-item>
            </text:list>
            <text:list xml:id="list40466142" text:continue-list="list40474009" text:style-name="Estilo_20_intro_20_table_20_nivel_20_1">
              <text:list-item>
                <text:p text:style-name="P54"><text:span text:style-name="T5">Obras sociales y prepagas</text:span></text:p>
              </text:list-item>
            </text:list>
            <text:list xml:id="list40472733" text:continue-list="list40483147" text:style-name="Estilo_20_intro_20_table_20_nivel_20_2">
              <text:list-item>
                <text:list>
                  <text:list-item>
                    <text:p text:style-name="P64"><text:span text:style-name="T15">Administración de obras sociales y <text:tab/>prepagas.</text:span></text:p>
                  </text:list-item>
                  <text:list-item>
                    <text:p text:style-name="P64"><text:span text:style-name="T15">Administración básica de planes.</text:span></text:p>
                  </text:list-item>
                </text:list>
              </text:list-item>
            </text:list>
          </table:table-cell>
          <table:table-cell table:style-name="Tabla2.A2" office:value-type="string">
            <text:p text:style-name="P38">120</text:p>
          </table:table-cell>
          <table:table-cell table:style-name="Tabla2.F2" office:value-type="currency" office:currency="ARS" office:value="45">
            <text:p text:style-name="P38">$45,00</text:p>
          </table:table-cell>
          <table:table-cell table:style-name="Tabla2.G2" table:formula="ooow:&lt;E5&gt;*&lt;F5&gt;" office:value-type="currency" office:currency="ARS" office:value="5400">
            <text:p text:style-name="P38">$5.400,00</text:p>
          </table:table-cell>
        </table:table-row>
        <table:table-row>
          <table:table-cell table:style-name="Tabla2.A2" office:value-type="string">
            <text:p text:style-name="P37">4</text:p>
          </table:table-cell>
          <table:table-cell table:style-name="Tabla2.A2" office:value-type="string">
            <text:p text:style-name="P38">20</text:p>
          </table:table-cell>
          <table:table-cell table:style-name="Tabla2.A2" office:value-type="string">
            <text:p text:style-name="P38">2</text:p>
          </table:table-cell>
          <table:table-cell table:style-name="Tabla2.A2" office:value-type="string">
            <text:list xml:id="list40478379" text:continue-list="list40466142" text:style-name="Estilo_20_intro_20_table_20_nivel_20_1">
              <text:list-item>
                <text:p text:style-name="P51">Materiales</text:p>
              </text:list-item>
            </text:list>
            <text:list xml:id="list40462995" text:continue-list="list40472733" text:style-name="Estilo_20_intro_20_table_20_nivel_20_2">
              <text:list-item>
                <text:list>
                  <text:list-item>
                    <text:p text:style-name="P57">ABMC de materiales</text:p>
                  </text:list-item>
                </text:list>
              </text:list-item>
            </text:list>
            <text:list xml:id="list40484064" text:continue-list="list40478379" text:style-name="Estilo_20_intro_20_table_20_nivel_20_1">
              <text:list-item>
                <text:p text:style-name="P51">Turnos</text:p>
              </text:list-item>
            </text:list>
            <text:list xml:id="list40475483" text:continue-list="list40462995" text:style-name="Estilo_20_intro_20_table_20_nivel_20_2">
              <text:list-item>
                <text:list>
                  <text:list-item>
                    <text:p text:style-name="P55"><text:span text:style-name="T5">Otorgamiento dinámico de turnos</text:span></text:p>
                  </text:list-item>
                </text:list>
              </text:list-item>
            </text:list>
            <text:list xml:id="list40481144" text:continue-list="list40484064" text:style-name="Estilo_20_intro_20_table_20_nivel_20_1">
              <text:list-item>
                <text:p text:style-name="P51">Obras sociales y prepagas</text:p>
              </text:list-item>
            </text:list>
            <text:list xml:id="list40469861" text:continue-list="list40475483" text:style-name="Estilo_20_intro_20_table_20_nivel_20_2">
              <text:list-item>
                <text:list>
                  <text:list-item>
                    <text:p text:style-name="P55"><text:span text:style-name="T5">Administración avanzada</text:span></text:p>
                  </text:list-item>
                </text:list>
              </text:list-item>
            </text:list>
          </table:table-cell>
          <table:table-cell table:style-name="Tabla2.A2" office:value-type="string">
            <text:p text:style-name="P38">120</text:p>
          </table:table-cell>
          <table:table-cell table:style-name="Tabla2.F2" office:value-type="currency" office:currency="ARS" office:value="45">
            <text:p text:style-name="P38">$45,00</text:p>
          </table:table-cell>
          <table:table-cell table:style-name="Tabla2.G2" table:formula="ooow:&lt;E6&gt;*&lt;F6&gt;" office:value-type="currency" office:currency="ARS" office:value="5400">
            <text:p text:style-name="P38">$5.400,00</text:p>
          </table:table-cell>
        </table:table-row>
        <table:table-row>
          <table:table-cell table:style-name="Tabla2.A2" office:value-type="string">
            <text:p text:style-name="P37">5</text:p>
          </table:table-cell>
          <table:table-cell table:style-name="Tabla2.A2" office:value-type="string">
            <text:p text:style-name="P38">20</text:p>
          </table:table-cell>
          <table:table-cell table:style-name="Tabla2.A2" office:value-type="string">
            <text:p text:style-name="P38">2</text:p>
          </table:table-cell>
          <table:table-cell table:style-name="Tabla2.A2" office:value-type="string">
            <text:list xml:id="list40470014" text:continue-list="list40481144" text:style-name="Estilo_20_intro_20_table_20_nivel_20_1">
              <text:list-item>
                <text:p text:style-name="P51">Facturación</text:p>
              </text:list-item>
            </text:list>
            <text:list xml:id="list40472970" text:continue-list="list40469861" text:style-name="Estilo_20_intro_20_table_20_nivel_20_2">
              <text:list-item>
                <text:list>
                  <text:list-item>
                    <text:p text:style-name="P61">Facturación básico</text:p>
                  </text:list-item>
                </text:list>
              </text:list-item>
            </text:list>
          </table:table-cell>
          <table:table-cell table:style-name="Tabla2.A2" office:value-type="string">
            <text:p text:style-name="P38">120</text:p>
          </table:table-cell>
          <table:table-cell table:style-name="Tabla2.F2" office:value-type="currency" office:currency="ARS" office:value="45">
            <text:p text:style-name="P38">$45,00</text:p>
          </table:table-cell>
          <table:table-cell table:style-name="Tabla2.G2" table:formula="ooow:&lt;E7&gt;*&lt;F7&gt;" office:value-type="currency" office:currency="ARS" office:value="5400">
            <text:p text:style-name="P38">$5.400,00</text:p>
          </table:table-cell>
        </table:table-row>
        <table:table-row>
          <table:table-cell table:style-name="Tabla2.A2" office:value-type="string">
            <text:p text:style-name="P37">6</text:p>
          </table:table-cell>
          <table:table-cell table:style-name="Tabla2.A2" office:value-type="string">
            <text:p text:style-name="P38">20</text:p>
          </table:table-cell>
          <table:table-cell table:style-name="Tabla2.A2" office:value-type="string">
            <text:p text:style-name="P38">2</text:p>
          </table:table-cell>
          <table:table-cell table:style-name="Tabla2.A2" office:value-type="string">
            <text:p text:style-name="P40">Materiales</text:p>
          </table:table-cell>
          <table:table-cell table:style-name="Tabla2.A2" office:value-type="string">
            <text:p text:style-name="P38">120</text:p>
          </table:table-cell>
          <table:table-cell table:style-name="Tabla2.F2" office:value-type="currency" office:currency="ARS" office:value="45">
            <text:p text:style-name="P38">$45,00</text:p>
          </table:table-cell>
          <table:table-cell table:style-name="Tabla2.G2" table:formula="ooow:&lt;E8&gt;*&lt;F8&gt;" office:value-type="currency" office:currency="ARS" office:value="5400">
            <text:p text:style-name="P38">$5.400,00</text:p>
          </table:table-cell>
        </table:table-row>
        <table:table-row>
          <table:table-cell table:style-name="Tabla2.A2" office:value-type="string">
            <text:p text:style-name="P37">7</text:p>
          </table:table-cell>
          <table:table-cell table:style-name="Tabla2.A2" office:value-type="string">
            <text:p text:style-name="P38">20</text:p>
          </table:table-cell>
          <table:table-cell table:style-name="Tabla2.A2" office:value-type="string">
            <text:p text:style-name="P38">2</text:p>
          </table:table-cell>
          <table:table-cell table:style-name="Tabla2.A2" office:value-type="string">
            <text:p text:style-name="P40">Facturación</text:p>
          </table:table-cell>
          <table:table-cell table:style-name="Tabla2.A2" office:value-type="string">
            <text:p text:style-name="P38">120</text:p>
          </table:table-cell>
          <table:table-cell table:style-name="Tabla2.F2" office:value-type="currency" office:currency="ARS" office:value="45">
            <text:p text:style-name="P38">$45,00</text:p>
          </table:table-cell>
          <table:table-cell table:style-name="Tabla2.G2" table:formula="ooow:&lt;E9&gt;*&lt;F9&gt;" office:value-type="currency" office:currency="ARS" office:value="5400">
            <text:p text:style-name="P38">$5.400,00</text:p>
          </table:table-cell>
        </table:table-row>
        <table:table-row>
          <table:table-cell table:style-name="Tabla2.A2" office:value-type="string">
            <text:p text:style-name="P37">8</text:p>
          </table:table-cell>
          <table:table-cell table:style-name="Tabla2.A2" office:value-type="string">
            <text:p text:style-name="P38">20</text:p>
          </table:table-cell>
          <table:table-cell table:style-name="Tabla2.A2" office:value-type="string">
            <text:p text:style-name="P38">2</text:p>
          </table:table-cell>
          <table:table-cell table:style-name="Tabla2.A2" office:value-type="string">
            <text:p text:style-name="P40">Configuración</text:p>
          </table:table-cell>
          <table:table-cell table:style-name="Tabla2.A2" office:value-type="string">
            <text:p text:style-name="P35">120</text:p>
          </table:table-cell>
          <table:table-cell table:style-name="Tabla2.F2" office:value-type="currency" office:currency="ARS" office:value="45">
            <text:p text:style-name="P38">$45,00</text:p>
          </table:table-cell>
          <table:table-cell table:style-name="Tabla2.G2" table:formula="ooow:&lt;E10&gt;*&lt;F10&gt;" office:value-type="currency" office:currency="ARS" office:value="5400">
            <text:p text:style-name="P38">$5.400,00</text:p>
          </table:table-cell>
        </table:table-row>
        <table:table-row>
          <table:table-cell table:style-name="Tabla2.A2" office:value-type="string">
            <text:p text:style-name="P37">9</text:p>
          </table:table-cell>
          <table:table-cell table:style-name="Tabla2.A2" office:value-type="string">
            <text:p text:style-name="P38">20</text:p>
          </table:table-cell>
          <table:table-cell table:style-name="Tabla2.A2" office:value-type="string">
            <text:p text:style-name="P38">2</text:p>
          </table:table-cell>
          <table:table-cell table:style-name="Tabla2.A2" office:value-type="string">
            <text:p text:style-name="P40"/>
          </table:table-cell>
          <table:table-cell table:style-name="Tabla2.A2" office:value-type="string">
            <text:p text:style-name="P35">120</text:p>
          </table:table-cell>
          <table:table-cell table:style-name="Tabla2.F2" office:value-type="currency" office:currency="ARS" office:value="45">
            <text:p text:style-name="P38">$45,00</text:p>
          </table:table-cell>
          <table:table-cell table:style-name="Tabla2.G2" table:formula="ooow:&lt;E11&gt;*&lt;F11&gt;" office:value-type="currency" office:currency="ARS" office:value="5400">
            <text:p text:style-name="P38">$5.400,00</text:p>
          </table:table-cell>
        </table:table-row>
        <table:table-row>
          <table:table-cell table:style-name="Tabla2.A2" office:value-type="string">
            <text:p text:style-name="P37">10</text:p>
          </table:table-cell>
          <table:table-cell table:style-name="Tabla2.A2" office:value-type="string">
            <text:p text:style-name="P38">20</text:p>
          </table:table-cell>
          <table:table-cell table:style-name="Tabla2.A2" office:value-type="string">
            <text:p text:style-name="P38">2</text:p>
          </table:table-cell>
          <table:table-cell table:style-name="Tabla2.A2" office:value-type="string">
            <text:p text:style-name="P40"/>
          </table:table-cell>
          <table:table-cell table:style-name="Tabla2.A2" office:value-type="string">
            <text:p text:style-name="P35">120</text:p>
          </table:table-cell>
          <table:table-cell table:style-name="Tabla2.F2" office:value-type="currency" office:currency="ARS" office:value="45">
            <text:p text:style-name="P38">$45,00</text:p>
          </table:table-cell>
          <table:table-cell table:style-name="Tabla2.G2" table:formula="ooow:&lt;E12&gt;*&lt;F12&gt;" office:value-type="currency" office:currency="ARS" office:value="5400">
            <text:p text:style-name="P38">$5.400,00</text:p>
          </table:table-cell>
        </table:table-row>
        <table:table-row>
          <table:table-cell table:style-name="Tabla2.A2" office:value-type="string">
            <text:p text:style-name="P39">TOTALES</text:p>
          </table:table-cell>
          <table:table-cell table:style-name="Tabla2.E2" table:formula="ooow:SUMA(&lt;B2:B10&gt;)" office:value-type="float" office:value="165">
            <text:p text:style-name="P38">165</text:p>
          </table:table-cell>
          <table:table-cell table:style-name="Tabla2.A2" office:value-type="string">
            <text:p text:style-name="P38"/>
          </table:table-cell>
          <table:table-cell table:style-name="Tabla2.A2" office:value-type="string">
            <text:p text:style-name="P40"/>
          </table:table-cell>
          <table:table-cell table:style-name="Tabla2.E2" table:formula="ooow:SUMA(&lt;E2:E10&gt;" office:value-type="float" office:value="980">
            <text:p text:style-name="P35">980</text:p>
          </table:table-cell>
          <table:table-cell table:style-name="Tabla2.F2">
            <text:p text:style-name="P38"/>
          </table:table-cell>
          <table:table-cell table:style-name="Tabla2.G2" table:formula="ooow:SUMA(&lt;G2:G10&gt;" office:value-type="currency" office:currency="ARS" office:value="44100">
            <text:p text:style-name="P38">$44.100,00</text:p>
          </table:table-cell>
        </table:table-row>
      </table:table>
      <text:p text:style-name="P6"/>
      <text:p text:style-name="P6"/>
      <table:table table:name="Tabla3" table:style-name="Tabla3">
        <table:table-column table:style-name="Tabla3.A"/>
        <table:table-column table:style-name="Tabla3.B"/>
        <table:table-column table:style-name="Tabla3.C"/>
        <table:table-column table:style-name="Tabla3.D"/>
        <table:table-column table:style-name="Tabla3.E" table:number-columns-repeated="3"/>
        <table:table-row table:style-name="Tabla3.1">
          <table:table-cell table:style-name="Tabla3.A1" office:value-type="string">
            <text:p text:style-name="P36">Sprint</text:p>
          </table:table-cell>
          <table:table-cell table:style-name="Tabla3.A1" office:value-type="string">
            <text:p text:style-name="P36">Días</text:p>
          </table:table-cell>
          <table:table-cell table:style-name="Tabla3.A1" office:value-type="string">
            <text:p text:style-name="P36">Personas asignadas</text:p>
          </table:table-cell>
          <table:table-cell table:style-name="Tabla3.A1" office:value-type="string">
            <text:p text:style-name="P36">Entregables</text:p>
          </table:table-cell>
          <table:table-cell table:style-name="Tabla3.A1" office:value-type="string">
            <text:p text:style-name="P36">Horas estimadas</text:p>
          </table:table-cell>
          <table:table-cell table:style-name="Tabla3.A1" office:value-type="string">
            <text:p text:style-name="P36">Costo/hora</text:p>
          </table:table-cell>
          <table:table-cell table:style-name="Tabla3.G1" office:value-type="string">
            <text:p text:style-name="P36">Costo total</text:p>
          </table:table-cell>
        </table:table-row>
        <table:table-row>
          <table:table-cell table:style-name="Tabla3.A2" office:value-type="string">
            <text:p text:style-name="P37">1</text:p>
          </table:table-cell>
          <table:table-cell table:style-name="Tabla3.A2" office:value-type="string">
            <text:p text:style-name="P38">20</text:p>
          </table:table-cell>
          <table:table-cell table:style-name="Tabla3.A2" office:value-type="string">
            <text:p text:style-name="P38">1</text:p>
          </table:table-cell>
          <table:table-cell table:style-name="Tabla3.A2" office:value-type="string">
            <text:list xml:id="list40240881" text:style-name="L5">
              <text:list-item>
                <text:p text:style-name="P60">Clínica</text:p>
              </text:list-item>
            </text:list>
            <text:list xml:id="list40211460" text:style-name="L6">
              <text:list-item>
                <text:p text:style-name="P56">Administración de profesionales</text:p>
              </text:list-item>
              <text:list-item>
                <text:p text:style-name="P56">Administración de consultorios</text:p>
              </text:list-item>
            </text:list>
            <text:list xml:id="list40468371" text:continue-list="list40240881" text:style-name="L5">
              <text:list-item>
                <text:p text:style-name="P63"/>
              </text:list-item>
            </text:list>
            <text:p text:style-name="P58"/>
            <text:list xml:id="list40474983" text:continue-list="list40211460" text:style-name="L6">
              <text:list-header>
                <text:p text:style-name="P56"/>
              </text:list-header>
            </text:list>
            <text:p text:style-name="P40"/>
          </table:table-cell>
          <table:table-cell table:style-name="Tabla3.A2" office:value-type="string">
            <text:p text:style-name="P38">12</text:p>
          </table:table-cell>
          <table:table-cell table:style-name="Tabla3.F2" office:value-type="currency" office:currency="ARS" office:value="56">
            <text:p text:style-name="P38">$56,00</text:p>
          </table:table-cell>
          <table:table-cell table:style-name="Tabla3.G2" table:formula="ooow:&lt;E2&gt;*&lt;F2&gt;" office:value-type="currency" office:currency="ARS" office:value="672">
            <text:p text:style-name="P38">$672,00</text:p>
          </table:table-cell>
        </table:table-row>
        <table:table-row>
          <table:table-cell table:style-name="Tabla3.A2" office:value-type="string">
            <text:p text:style-name="P37">2</text:p>
          </table:table-cell>
          <table:table-cell table:style-name="Tabla3.A2" office:value-type="string">
            <text:p text:style-name="P38">20</text:p>
          </table:table-cell>
          <table:table-cell table:style-name="Tabla3.A2" office:value-type="string">
            <text:p text:style-name="P38">1</text:p>
          </table:table-cell>
          <table:table-cell table:style-name="Tabla3.A2" office:value-type="string">
            <text:p text:style-name="P40">Pacientes (80%) - Turnos (20%)</text:p>
          </table:table-cell>
          <table:table-cell table:style-name="Tabla3.A2" office:value-type="string">
            <text:p text:style-name="P38">12</text:p>
          </table:table-cell>
          <table:table-cell table:style-name="Tabla3.F2" office:value-type="currency" office:currency="ARS" office:value="56">
            <text:p text:style-name="P38">$56,00</text:p>
          </table:table-cell>
          <table:table-cell table:style-name="Tabla3.G2" table:formula="ooow:&lt;E3&gt;*&lt;F3&gt;" office:value-type="currency" office:currency="ARS" office:value="672">
            <text:p text:style-name="P38">$672,00</text:p>
          </table:table-cell>
        </table:table-row>
        <table:table-row>
          <table:table-cell table:style-name="Tabla3.A2" office:value-type="string">
            <text:p text:style-name="P37">3</text:p>
          </table:table-cell>
          <table:table-cell table:style-name="Tabla3.A2" office:value-type="string">
            <text:p text:style-name="P38">20</text:p>
          </table:table-cell>
          <table:table-cell table:style-name="Tabla3.A2" office:value-type="string">
            <text:p text:style-name="P38">1</text:p>
          </table:table-cell>
          <table:table-cell table:style-name="Tabla3.A2" office:value-type="string">
            <text:p text:style-name="P40">Obras sociales y Prepagas (100%)</text:p>
          </table:table-cell>
          <table:table-cell table:style-name="Tabla3.A2" office:value-type="string">
            <text:p text:style-name="P38">12</text:p>
          </table:table-cell>
          <table:table-cell table:style-name="Tabla3.F2" office:value-type="currency" office:currency="ARS" office:value="56">
            <text:p text:style-name="P38">$56,00</text:p>
          </table:table-cell>
          <table:table-cell table:style-name="Tabla3.G2" table:formula="ooow:&lt;E4&gt;*&lt;F4&gt;" office:value-type="currency" office:currency="ARS" office:value="672">
            <text:p text:style-name="P38">$672,00</text:p>
          </table:table-cell>
        </table:table-row>
        <table:table-row>
          <table:table-cell table:style-name="Tabla3.A2" office:value-type="string">
            <text:p text:style-name="P37">4</text:p>
          </table:table-cell>
          <table:table-cell table:style-name="Tabla3.A2" office:value-type="string">
            <text:p text:style-name="P38">20</text:p>
          </table:table-cell>
          <table:table-cell table:style-name="Tabla3.A2" office:value-type="string">
            <text:p text:style-name="P38">1</text:p>
          </table:table-cell>
          <table:table-cell table:style-name="Tabla3.A2" office:value-type="string">
            <text:p text:style-name="P40">Prácticas - Materiales</text:p>
          </table:table-cell>
          <table:table-cell table:style-name="Tabla3.A2" office:value-type="string">
            <text:p text:style-name="P38">12</text:p>
          </table:table-cell>
          <table:table-cell table:style-name="Tabla3.F2" office:value-type="currency" office:currency="ARS" office:value="56">
            <text:p text:style-name="P38">$56,00</text:p>
          </table:table-cell>
          <table:table-cell table:style-name="Tabla3.G2" table:formula="ooow:&lt;E5&gt;*&lt;F5&gt;" office:value-type="currency" office:currency="ARS" office:value="672">
            <text:p text:style-name="P38">$672,00</text:p>
          </table:table-cell>
        </table:table-row>
        <table:table-row>
          <table:table-cell table:style-name="Tabla3.A2" office:value-type="string">
            <text:p text:style-name="P37">5</text:p>
          </table:table-cell>
          <table:table-cell table:style-name="Tabla3.A2" office:value-type="string">
            <text:p text:style-name="P38">20</text:p>
          </table:table-cell>
          <table:table-cell table:style-name="Tabla3.A2" office:value-type="string">
            <text:p text:style-name="P38">1</text:p>
          </table:table-cell>
          <table:table-cell table:style-name="Tabla3.A2" office:value-type="string">
            <text:p text:style-name="P40">Turnos</text:p>
          </table:table-cell>
          <table:table-cell table:style-name="Tabla3.A2" office:value-type="string">
            <text:p text:style-name="P38">12</text:p>
          </table:table-cell>
          <table:table-cell table:style-name="Tabla3.F2" office:value-type="currency" office:currency="ARS" office:value="56">
            <text:p text:style-name="P38">$56,00</text:p>
          </table:table-cell>
          <table:table-cell table:style-name="Tabla3.G2" table:formula="ooow:&lt;E6&gt;*&lt;F6&gt;" office:value-type="currency" office:currency="ARS" office:value="672">
            <text:p text:style-name="P38">$672,00</text:p>
          </table:table-cell>
        </table:table-row>
        <table:table-row>
          <table:table-cell table:style-name="Tabla3.A2" office:value-type="string">
            <text:p text:style-name="P37">6</text:p>
          </table:table-cell>
          <table:table-cell table:style-name="Tabla3.A2" office:value-type="string">
            <text:p text:style-name="P38">20</text:p>
          </table:table-cell>
          <table:table-cell table:style-name="Tabla3.A2" office:value-type="string">
            <text:p text:style-name="P38">1</text:p>
          </table:table-cell>
          <table:table-cell table:style-name="Tabla3.A2" office:value-type="string">
            <text:p text:style-name="P40">Materiales</text:p>
          </table:table-cell>
          <table:table-cell table:style-name="Tabla3.A2" office:value-type="string">
            <text:p text:style-name="P38">12</text:p>
          </table:table-cell>
          <table:table-cell table:style-name="Tabla3.F2" office:value-type="currency" office:currency="ARS" office:value="56">
            <text:p text:style-name="P38">$56,00</text:p>
          </table:table-cell>
          <table:table-cell table:style-name="Tabla3.G2" table:formula="ooow:&lt;E7&gt;*&lt;F7&gt;" office:value-type="currency" office:currency="ARS" office:value="672">
            <text:p text:style-name="P38">$672,00</text:p>
          </table:table-cell>
        </table:table-row>
        <table:table-row>
          <table:table-cell table:style-name="Tabla3.A2" office:value-type="string">
            <text:p text:style-name="P37">7</text:p>
          </table:table-cell>
          <table:table-cell table:style-name="Tabla3.A2" office:value-type="string">
            <text:p text:style-name="P38">20</text:p>
          </table:table-cell>
          <table:table-cell table:style-name="Tabla3.A2" office:value-type="string">
            <text:p text:style-name="P38">1</text:p>
          </table:table-cell>
          <table:table-cell table:style-name="Tabla3.A2" office:value-type="string">
            <text:p text:style-name="P40">Facturación</text:p>
          </table:table-cell>
          <table:table-cell table:style-name="Tabla3.A2" office:value-type="string">
            <text:p text:style-name="P38">12</text:p>
          </table:table-cell>
          <table:table-cell table:style-name="Tabla3.F2" office:value-type="currency" office:currency="ARS" office:value="56">
            <text:p text:style-name="P38">$56,00</text:p>
          </table:table-cell>
          <table:table-cell table:style-name="Tabla3.G2" table:formula="ooow:&lt;E8&gt;*&lt;F8&gt;" office:value-type="currency" office:currency="ARS" office:value="672">
            <text:p text:style-name="P38">$672,00</text:p>
          </table:table-cell>
        </table:table-row>
        <table:table-row>
          <table:table-cell table:style-name="Tabla3.A2" office:value-type="string">
            <text:p text:style-name="P37">8</text:p>
          </table:table-cell>
          <table:table-cell table:style-name="Tabla3.A2" office:value-type="string">
            <text:p text:style-name="P38">20</text:p>
          </table:table-cell>
          <table:table-cell table:style-name="Tabla3.A2" office:value-type="string">
            <text:p text:style-name="P38">1</text:p>
          </table:table-cell>
          <table:table-cell table:style-name="Tabla3.A2" office:value-type="string">
            <text:p text:style-name="P40">Configuración</text:p>
          </table:table-cell>
          <table:table-cell table:style-name="Tabla3.A2" office:value-type="string">
            <text:p text:style-name="P35">12</text:p>
          </table:table-cell>
          <table:table-cell table:style-name="Tabla3.F2" office:value-type="currency" office:currency="ARS" office:value="56">
            <text:p text:style-name="P38">$56,00</text:p>
          </table:table-cell>
          <table:table-cell table:style-name="Tabla3.G2" table:formula="ooow:&lt;E9&gt;*&lt;F9&gt;" office:value-type="currency" office:currency="ARS" office:value="672">
            <text:p text:style-name="P38">$672,00</text:p>
          </table:table-cell>
        </table:table-row>
        <table:table-row>
          <table:table-cell table:style-name="Tabla3.A2" office:value-type="string">
            <text:p text:style-name="P37">9</text:p>
          </table:table-cell>
          <table:table-cell table:style-name="Tabla3.A2" office:value-type="string">
            <text:p text:style-name="P38">20</text:p>
          </table:table-cell>
          <table:table-cell table:style-name="Tabla3.A2" office:value-type="string">
            <text:p text:style-name="P38">1</text:p>
          </table:table-cell>
          <table:table-cell table:style-name="Tabla3.A2" office:value-type="string">
            <text:p text:style-name="P40"/>
          </table:table-cell>
          <table:table-cell table:style-name="Tabla3.A2" office:value-type="string">
            <text:p text:style-name="P35">12</text:p>
          </table:table-cell>
          <table:table-cell table:style-name="Tabla3.F2" office:value-type="currency" office:currency="ARS" office:value="56">
            <text:p text:style-name="P38">$56,00</text:p>
          </table:table-cell>
          <table:table-cell table:style-name="Tabla3.G2" table:formula="ooow:&lt;E10&gt;*&lt;F10&gt;" office:value-type="currency" office:currency="ARS" office:value="672">
            <text:p text:style-name="P38">$672,00</text:p>
          </table:table-cell>
        </table:table-row>
        <table:table-row>
          <table:table-cell table:style-name="Tabla3.A2" office:value-type="string">
            <text:p text:style-name="P37">10</text:p>
          </table:table-cell>
          <table:table-cell table:style-name="Tabla3.A2" office:value-type="string">
            <text:p text:style-name="P38">20</text:p>
          </table:table-cell>
          <table:table-cell table:style-name="Tabla3.A2" office:value-type="string">
            <text:p text:style-name="P38">1</text:p>
          </table:table-cell>
          <table:table-cell table:style-name="Tabla3.A2" office:value-type="string">
            <text:p text:style-name="P40"/>
          </table:table-cell>
          <table:table-cell table:style-name="Tabla3.A2" office:value-type="string">
            <text:p text:style-name="P35">12</text:p>
          </table:table-cell>
          <table:table-cell table:style-name="Tabla3.F2" office:value-type="currency" office:currency="ARS" office:value="56">
            <text:p text:style-name="P38">$56,00</text:p>
          </table:table-cell>
          <table:table-cell table:style-name="Tabla3.G2" table:formula="ooow:&lt;E11&gt;*&lt;F11&gt;" office:value-type="currency" office:currency="ARS" office:value="672">
            <text:p text:style-name="P38">$672,00</text:p>
          </table:table-cell>
        </table:table-row>
        <table:table-row>
          <table:table-cell table:style-name="Tabla3.A2" office:value-type="string">
            <text:p text:style-name="P39">TOTALES</text:p>
          </table:table-cell>
          <table:table-cell table:style-name="Tabla3.B12">
            <text:p text:style-name="P38"/>
          </table:table-cell>
          <table:table-cell table:style-name="Tabla3.A2" office:value-type="string">
            <text:p text:style-name="P38"/>
          </table:table-cell>
          <table:table-cell table:style-name="Tabla3.A2" office:value-type="string">
            <text:p text:style-name="P40"/>
          </table:table-cell>
          <table:table-cell table:style-name="Tabla3.B12" table:formula="ooow:SUMA(&lt;E2:E11&gt;)" office:value-type="float" office:value="120">
            <text:p text:style-name="P35">120</text:p>
          </table:table-cell>
          <table:table-cell table:style-name="Tabla3.F2">
            <text:p text:style-name="P38"/>
          </table:table-cell>
          <table:table-cell table:style-name="Tabla3.G2" table:formula="ooow:SUMA(&lt;G2:G11&gt;" office:value-type="currency" office:currency="ARS" office:value="6720">
            <text:p text:style-name="P38">$6.720,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OpenSymbol" svg:font-family="OpenSymbol"/>
    <style:font-face style:name="Tahoma" svg:font-family="Tahoma"/>
    <style:font-face style:name="Courier New" svg:font-family="'Courier New'" style:font-family-generic="modern"/>
    <style:font-face style:name="Calibri,Bold" svg:font-family="'Calibri,Bold'"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Lucida Sans2" svg:font-family="'Lucida Sans'" style:font-family-generic="swiss" style:font-pitch="variable"/>
    <style:font-face style:name="Lucida Sans1" svg:font-family="'Lucida Sans'" style:font-adornments="Cursiva" style:font-family-generic="swiss" style:font-pitch="variable"/>
    <style:font-face style:name="Lucida Sans" svg:font-family="'Lucida Sans'" style:font-adornments="Normal" style:font-family-generic="swiss" style:font-pitch="variable"/>
    <style:font-face style:name="Tahoma1" svg:font-family="Tahoma"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6cm" style:writing-mode="page"/>
      <style:text-properties style:use-window-font-color="true" style:font-name="Tahoma" fo:font-size="12pt" fo:language="es" fo:country="ES" style:font-name-asian="DejaVu LGC Sans" style:font-size-asian="12pt" style:language-asian="es" style:country-asian="ES" style:font-name-complex="Tahoma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fo:text-align="justify" style:justify-single-word="false" fo:orphans="2" fo:widows="2" fo:text-indent="0cm" style:auto-text-indent="false" style:writing-mode="lr-tb"/>
      <style:text-properties style:use-window-font-color="true" style:font-name="Lucida Sans"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Tahoma2" style:font-size-complex="14pt"/>
    </style:style>
    <style:style style:name="Heading_20_1" style:display-name="Heading 1" style:family="paragraph" style:parent-style-name="Standard" style:next-style-name="Standard" style:default-outline-level="1" style:class="text">
      <style:paragraph-properties fo:margin-top="0.6cm" fo:margin-bottom="0.199cm" fo:background-color="#e6e6ff" fo:padding-left="0.141cm" fo:padding-right="0.141cm" fo:padding-top="0.318cm" fo:padding-bottom="0.106cm" fo:border="0.018cm solid #000000" style:shadow="none">
        <style:background-image/>
      </style:paragraph-properties>
      <style:text-properties fo:font-variant="small-caps" fo:color="#000000" style:font-name="Lucida Sans2" fo:font-size="14pt" fo:language="es" fo:country="AR" fo:font-weight="bold"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4cm" fo:margin-bottom="0.199cm" fo:keep-with-next="always"/>
      <style:text-properties fo:font-variant="small-caps" style:font-name="Lucida Sans1" fo:font-size="14pt" fo:language="es" fo:country="ES" fo:font-style="normal" fo:font-weight="600" style:font-size-asian="12pt" style:font-weight-asian="bold" style:font-name-complex="Tahoma1" style:font-size-complex="1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variant="small-caps" fo:color="#ffffff" fo:font-size="12pt" fo:letter-spacing="0.229cm" fo:language="es" fo:country="AR"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left="4.752cm" fo:margin-right="0cm" fo:text-indent="0cm" style:auto-text-indent="false" fo:keep-with-next="always"/>
      <style:text-properties fo:font-size="14pt" fo:language="es" fo:country="ES" fo:font-weight="bold" style:font-size-asian="14pt"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fo:text-align="start"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fo:font-size="12pt" style:font-size-asian="12pt" style:font-size-complex="12pt"/>
    </style:style>
    <style:style style:name="List" style:family="paragraph" style:parent-style-name="Text_20_body" style:class="list">
      <style:text-properties style:font-name="Tahoma" style:font-name-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margin-top="0cm" fo:margin-bottom="0cm" fo:text-align="start" style:justify-single-word="false" text:number-lines="false" text:line-number="0"/>
      <style:text-properties fo:font-size="8pt" style:font-size-asian="8pt"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ahoma" fo:font-size="12pt" fo:font-style="italic" style:font-size-asian="12pt" style:font-style-asian="italic" style:font-name-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ahoma" style:font-name-complex="Tahoma"/>
    </style:style>
    <style:style style:name="Contents_20_1" style:display-name="Contents 1" style:family="paragraph" style:parent-style-name="Standard" style:next-style-name="Standard" style:class="index">
      <style:paragraph-properties fo:margin-top="0cm" fo:margin-bottom="0cm"/>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ítulo_20_del_20_documento" style:display-name="Título del documento" style:family="paragraph" style:parent-style-name="Standard">
      <style:text-properties fo:font-variant="small-caps" fo:font-size="18pt" fo:font-weight="bold" style:font-size-asian="18pt" style:font-weight-asian="bold" style:font-size-complex="18pt"/>
    </style:style>
    <style:style style:name="Estilo_20_Título_20_1_20__2b__20_Antes_3a__20__20_0_20_pto" style:display-name="Estilo Título 1 + Antes:  0 pto" style:family="paragraph" style:parent-style-name="Heading_20_1" style:default-outline-level="" style:list-style-name="">
      <style:paragraph-properties fo:margin-top="0cm" fo:margin-bottom="0.106cm"/>
      <style:text-properties style:font-weight-complex="bold"/>
    </style:style>
    <style:style style:name="Lista_20_con_20_viñetas" style:display-name="Lista con viñetas" style:family="paragraph" style:parent-style-name="Standard" style:list-style-name="WW8Num10">
      <style:paragraph-properties fo:margin-left="1cm" fo:margin-right="0cm" fo:margin-top="0cm" fo:margin-bottom="0cm" fo:text-indent="0cm" style:auto-text-indent="false">
        <style:tab-stops>
          <style:tab-stop style:position="0.635cm"/>
        </style:tab-stops>
      </style:paragraph-properties>
    </style:style>
    <style:style style:name="Lista_20_con_20_viñetas_20_2" style:display-name="Lista con viñetas 2" style:family="paragraph" style:parent-style-name="Standard" style:list-style-name="WW8Num8">
      <style:paragraph-properties fo:margin-left="1cm" fo:margin-right="0cm" fo:margin-top="0.6cm" fo:margin-bottom="0.199cm" fo:text-indent="0cm" style:auto-text-indent="false">
        <style:tab-stops>
          <style:tab-stop style:position="1.134cm"/>
        </style:tab-stops>
      </style:paragraph-properties>
      <style:text-properties fo:font-weight="bold" style:font-weight-asian="bold"/>
    </style:style>
    <style:style style:name="Lista_20_con_20_viñetas_20_5" style:display-name="Lista con viñetas 5" style:family="paragraph" style:parent-style-name="Standard" style:list-style-name="WW8Num5">
      <style:paragraph-properties fo:margin-left="1.499cm" fo:margin-right="0cm" fo:margin-top="0cm" fo:margin-bottom="0cm" fo:text-indent="0cm" style:auto-text-indent="false"/>
    </style:style>
    <style:style style:name="Lista_20_con_20_viñetas_20_4" style:display-name="Lista con viñetas 4" style:family="paragraph" style:parent-style-name="Standard" style:list-style-name="WW8Num6">
      <style:paragraph-properties fo:margin-left="0.004cm" fo:margin-right="0cm" fo:margin-top="0cm" fo:margin-bottom="0cm" fo:text-indent="0cm" style:auto-text-indent="false">
        <style:tab-stops>
          <style:tab-stop style:position="2.129cm"/>
        </style:tab-stops>
      </style:paragraph-properties>
    </style:style>
    <style:style style:name="Lista_20_con_20_viñetas_20_3" style:display-name="Lista con viñetas 3" style:family="paragraph" style:parent-style-name="Standard" style:list-style-name="WW8Num16">
      <style:paragraph-properties fo:margin-left="-0.997cm" fo:margin-right="0cm" fo:margin-top="0cm" fo:margin-bottom="0cm" fo:text-indent="0cm" style:auto-text-indent="false">
        <style:tab-stops>
          <style:tab-stop style:position="2.626cm"/>
        </style:tab-stops>
      </style:paragraph-properties>
    </style:style>
    <style:style style:name="Nivel_20_1" style:display-name="Nivel 1" style:family="paragraph" style:parent-style-name="Standard" style:list-style-name="WW8Num18">
      <style:paragraph-properties fo:margin-left="0cm" fo:margin-right="0cm" fo:margin-top="0.801cm" fo:margin-bottom="0.4cm" fo:text-indent="0cm" style:auto-text-indent="false"/>
      <style:text-properties fo:language="es" fo:country="ES" fo:font-weight="bold" style:font-weight-asian="bold" style:font-weight-complex="bold"/>
    </style:style>
    <style:style style:name="Nivel_20_2" style:display-name="Nivel 2" style:family="paragraph" style:parent-style-name="Standard" style:list-style-name="WW8Num18">
      <style:paragraph-properties fo:margin-left="0cm" fo:margin-right="0cm" fo:margin-top="0.4cm" fo:margin-bottom="0.199cm" fo:text-indent="0cm" style:auto-text-indent="false"/>
      <style:text-properties fo:language="es" fo:country="ES" fo:font-weight="bold" style:font-weight-asian="bold" style:font-weight-complex="bold"/>
    </style:style>
    <style:style style:name="Nivel_20_3" style:display-name="Nivel 3" style:family="paragraph" style:parent-style-name="Standard" style:list-style-name="WW8Num18">
      <style:paragraph-properties fo:margin-left="0cm" fo:margin-right="0cm" fo:margin-top="0.4cm" fo:margin-bottom="0.199cm" fo:text-indent="0cm" style:auto-text-indent="false">
        <style:tab-stops>
          <style:tab-stop style:position="2.251cm"/>
        </style:tab-stops>
      </style:paragraph-properties>
      <style:text-properties fo:language="es" fo:country="ES" fo:font-weight="bold" style:font-weight-asian="bold" style:font-weight-complex="bold"/>
    </style:style>
    <style:style style:name="Nivel_20_4" style:display-name="Nivel 4" style:family="paragraph" style:parent-style-name="Standard" style:list-style-name="WW8Num18">
      <style:paragraph-properties fo:margin-left="0cm" fo:margin-right="0cm" fo:text-indent="0cm" style:auto-text-indent="false"/>
      <style:text-properties fo:font-weight="bold" style:font-weight-asian="bold"/>
    </style:style>
    <style:style style:name="Texto_20_de_20_Nivel_20_3" style:display-name="Texto de Nivel 3" style:family="paragraph" style:parent-style-name="Standard">
      <style:paragraph-properties fo:margin-left="2.251cm" fo:margin-right="0cm" fo:text-indent="0cm" style:auto-text-indent="false"/>
    </style:style>
    <style:style style:name="Texto_20_de_20_Nivel_20_1" style:display-name="Texto de Nivel 1" style:family="paragraph" style:parent-style-name="Standard">
      <style:paragraph-properties fo:margin-left="0.6cm" fo:margin-right="0cm" fo:text-indent="0cm" style:auto-text-indent="false"/>
    </style:style>
    <style:style style:name="Texto_20_de_20_Nivel_20_2" style:display-name="Texto de Nivel 2" style:family="paragraph" style:parent-style-name="Standard">
      <style:paragraph-properties fo:margin-left="1.431cm" fo:margin-right="0cm" fo:text-indent="0cm" style:auto-text-indent="false"/>
    </style:style>
    <style:style style:name="Texto_20_de_20_Nivel_20_4" style:display-name="Texto de Nivel 4" style:family="paragraph" style:parent-style-name="Standard">
      <style:paragraph-properties fo:margin-left="3.45cm" fo:margin-right="0cm" fo:text-indent="0cm" style:auto-text-indent="false"/>
    </style:style>
    <style:style style:name="Estilo_20_Título_20_4_20__2b__20_Arial_20_12_20_pt_20_Sin_20_Negrita_20_Izquierda_3a__20__20_0_20_cm" style:display-name="Estilo Título 4 + Arial 12 pt Sin Negrita Izquierda:  0 cm" style:family="paragraph" style:parent-style-name="Heading_20_4" style:default-outline-level="" style:list-style-name="">
      <style:paragraph-properties fo:margin-left="0cm" fo:margin-right="0cm" fo:text-indent="0cm" style:auto-text-indent="false"/>
      <style:text-properties style:font-name="Arial" fo:font-size="10pt" fo:font-weight="normal" style:font-size-asian="10pt" style:font-weight-asian="normal" style:font-weight-complex="normal"/>
    </style:style>
    <style:style style:name="Epígrafe" style:family="paragraph" style:parent-style-name="Standard" style:next-style-name="Standard">
      <style:paragraph-properties fo:margin-top="0.212cm" fo:margin-bottom="0.212cm"/>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2.251cm" fo:margin-right="0cm" fo:margin-top="0cm" fo:margin-bottom="0cm" fo:hyphenation-ladder-count="no-limit" fo:text-indent="-0.25cm" style:auto-text-indent="false"/>
      <style:text-properties style:font-name="Times New Roman" fo:font-size="14pt" fo:letter-spacing="-0.004cm" style:font-size-asian="14pt" fo:hyphenate="false" fo:hyphenation-remain-char-count="2" fo:hyphenation-push-char-count="2"/>
    </style:style>
    <style:style style:name="Título_20_de_20_tabla" style:display-name="Título de tabla" style:family="paragraph" style:parent-style-name="Heading_20_7" style:default-outline-level="" style:list-style-name="">
      <style:paragraph-properties fo:margin-top="0.106cm" fo:margin-bottom="0.106cm"/>
      <style:text-properties style:font-name="Tahoma1" fo:font-size="10pt" fo:font-weight="bold" style:font-size-asian="10pt" style:font-weight-asian="bold"/>
    </style:style>
    <style:style style:name="Text_20_body_20_indent" style:display-name="Text body indent" style:family="paragraph" style:parent-style-name="Text_20_body" style:class="text">
      <style:paragraph-properties fo:margin-left="1.101cm" fo:margin-right="0cm" fo:margin-top="0.199cm" fo:margin-bottom="0.199cm" fo:text-indent="0cm" style:auto-text-indent="false"/>
    </style:style>
    <style:style style:name="Nivel_20_1_20_Texto" style:display-name="Nivel 1 Texto" style:family="paragraph" style:parent-style-name="Nivel_20_1" style:list-style-name="">
      <style:text-properties fo:font-weight="normal" style:font-weight-asian="normal" style:font-weight-complex="normal"/>
    </style:style>
    <style:style style:name="Nivel_20_2_20_Texto" style:display-name="Nivel 2 Texto" style:family="paragraph" style:parent-style-name="Nivel_20_2" style:list-style-name="">
      <style:paragraph-properties fo:margin-left="0.499cm" fo:margin-right="0cm" fo:margin-top="0cm" fo:margin-bottom="0.4cm" fo:text-indent="0cm" style:auto-text-indent="false"/>
      <style:text-properties fo:font-weight="normal"/>
    </style:style>
    <style:style style:name="Lista_20_con_20_viñetas_20_2.1" style:display-name="Lista con viñetas 2.1" style:family="paragraph" style:parent-style-name="Lista_20_con_20_viñetas_20_2">
      <style:paragraph-properties fo:margin-left="0.101cm" fo:margin-right="0cm" fo:margin-top="0.4cm" fo:margin-bottom="0.199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Addressee" style:family="paragraph" style:parent-style-name="Standard" style:class="extra">
      <style:paragraph-properties fo:margin-top="0cm" fo:margin-bottom="0.106cm" text:number-lines="false" text:line-number="0"/>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Wingdings"/>
    </style:style>
    <style:style style:name="WW8Num6z0" style:family="text">
      <style:text-properties style:font-name="Symbol"/>
    </style:style>
    <style:style style:name="WW8Num7z0" style:family="text">
      <style:text-properties style:font-name="Wingdings"/>
    </style:style>
    <style:style style:name="WW8Num8z0" style:family="text">
      <style:text-properties style:font-name="Wingdings"/>
    </style:style>
    <style:style style:name="WW8Num10z0" style:family="text">
      <style:text-properties style:font-name="Wingdings"/>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fo:font-style="normal" fo:font-weight="bold" style:font-style-asian="normal" style:font-weight-asian="bold"/>
    </style:style>
    <style:style style:name="Fuente_20_de_20_párrafo_20_predeter." style:display-name="Fuente de párrafo predeter." style:family="text"/>
    <style:style style:name="Comentario_20_a_20_eliminar" style:display-name="Comentario a eliminar" style:family="text" style:parent-style-name="Fuente_20_de_20_párrafo_20_predeter.">
      <style:text-properties fo:color="#0000ff" fo:font-style="italic" style:font-style-asian="italic" style:font-style-complex="italic"/>
    </style:style>
    <style:style style:name="Lista_20_con_20_viñetas_20_2_20_Car" style:display-name="Lista con viñetas 2 Car" style:family="text" style:parent-style-name="Fuente_20_de_20_párrafo_20_predeter.">
      <style:text-properties style:font-name="Tahoma1" fo:language="es" fo:country="ES" fo:font-weight="bold" style:font-weight-asian="bold"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Bullet_20_Symbols" style:num-suffix="." text:bullet-char="•">
        <style:list-level-properties text:space-before="0.499cm" text:min-label-width="0.499cm"/>
        <style:text-properties style:font-name="StarSymbol"/>
      </text:list-level-style-bullet>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0.254cm" text:min-label-width="0.635cm"/>
        <style:text-properties style:font-name="Courier New1"/>
      </text:list-level-style-bullet>
      <text:list-level-style-bullet text:level="3" text:style-name="WW8Num13z0" style:num-suffix="." text:bullet-char="">
        <style:list-level-properties text:space-before="1.016cm" text:min-label-width="0.635cm"/>
        <style:text-properties style:font-name="Wingdings"/>
      </text:list-level-style-bullet>
      <text:list-level-style-bullet text:level="4" text:style-name="WW8Num13z3" style:num-suffix="." text:bullet-char="">
        <style:list-level-properties text:space-before="2.286cm" text:min-label-width="0.635cm"/>
        <style:text-properties style:font-name="Symbol"/>
      </text:list-level-style-bullet>
      <text:list-level-style-bullet text:level="5" text:style-name="WW8Num13z1" style:num-suffix="." text:bullet-char="o">
        <style:list-level-properties text:space-before="3.556cm" text:min-label-width="0.635cm"/>
        <style:text-properties style:font-name="Courier New1"/>
      </text:list-level-style-bullet>
      <text:list-level-style-bullet text:level="6" text:style-name="WW8Num13z0" style:num-suffix="." text:bullet-char="">
        <style:list-level-properties text:space-before="4.826cm" text:min-label-width="0.635cm"/>
        <style:text-properties style:font-name="Wingdings"/>
      </text:list-level-style-bullet>
      <text:list-level-style-bullet text:level="7" text:style-name="WW8Num13z3" style:num-suffix="." text:bullet-char="">
        <style:list-level-properties text:space-before="6.096cm" text:min-label-width="0.635cm"/>
        <style:text-properties style:font-name="Symbol"/>
      </text:list-level-style-bullet>
      <text:list-level-style-bullet text:level="8" text:style-name="WW8Num13z1" style:num-suffix="." text:bullet-char="o">
        <style:list-level-properties text:space-before="7.366cm" text:min-label-width="0.635cm"/>
        <style:text-properties style:font-name="Courier New1"/>
      </text:list-level-style-bullet>
      <text:list-level-style-bullet text:level="9" text:style-name="WW8Num13z0" style:num-suffix="." text:bullet-char="">
        <style:list-level-properties text:space-before="8.6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49cm" text:min-label-width="0.6cm"/>
        <style:text-properties style:font-name="Wingdings"/>
      </text:list-level-style-bullet>
      <text:list-level-style-bullet text:level="2" text:style-name="WW8Num14z1" style:num-suffix="." text:bullet-char="o">
        <style:list-level-properties text:space-before="3.154cm" text:min-label-width="0.635cm"/>
        <style:text-properties style:font-name="Courier New1"/>
      </text:list-level-style-bullet>
      <text:list-level-style-bullet text:level="3" text:style-name="WW8Num14z0" style:num-suffix="." text:bullet-char="">
        <style:list-level-properties text:space-before="4.424cm" text:min-label-width="0.635cm"/>
        <style:text-properties style:font-name="Wingdings"/>
      </text:list-level-style-bullet>
      <text:list-level-style-bullet text:level="4" text:style-name="WW8Num14z3" style:num-suffix="." text:bullet-char="">
        <style:list-level-properties text:space-before="5.694cm" text:min-label-width="0.635cm"/>
        <style:text-properties style:font-name="Symbol"/>
      </text:list-level-style-bullet>
      <text:list-level-style-bullet text:level="5" text:style-name="WW8Num14z1" style:num-suffix="." text:bullet-char="o">
        <style:list-level-properties text:space-before="6.964cm" text:min-label-width="0.635cm"/>
        <style:text-properties style:font-name="Courier New1"/>
      </text:list-level-style-bullet>
      <text:list-level-style-bullet text:level="6" text:style-name="WW8Num14z0" style:num-suffix="." text:bullet-char="">
        <style:list-level-properties text:space-before="8.234cm" text:min-label-width="0.635cm"/>
        <style:text-properties style:font-name="Wingdings"/>
      </text:list-level-style-bullet>
      <text:list-level-style-bullet text:level="7" text:style-name="WW8Num14z3" style:num-suffix="." text:bullet-char="">
        <style:list-level-properties text:space-before="9.504cm" text:min-label-width="0.635cm"/>
        <style:text-properties style:font-name="Symbol"/>
      </text:list-level-style-bullet>
      <text:list-level-style-bullet text:level="8" text:style-name="WW8Num14z1" style:num-suffix="." text:bullet-char="o">
        <style:list-level-properties text:space-before="10.774cm" text:min-label-width="0.635cm"/>
        <style:text-properties style:font-name="Courier New1"/>
      </text:list-level-style-bullet>
      <text:list-level-style-bullet text:level="9" text:style-name="WW8Num14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Wingdings"/>
      </text:list-level-style-bullet>
      <text:list-level-style-bullet text:level="2" text:style-name="WW8Num15z1" style:num-suffix="." text:bullet-char="o">
        <style:list-level-properties text:space-before="3.154cm" text:min-label-width="0.635cm"/>
        <style:text-properties style:font-name="Courier New1"/>
      </text:list-level-style-bullet>
      <text:list-level-style-bullet text:level="3" text:style-name="WW8Num15z0" style:num-suffix="." text:bullet-char="">
        <style:list-level-properties text:space-before="4.424cm" text:min-label-width="0.635cm"/>
        <style:text-properties style:font-name="Wingdings"/>
      </text:list-level-style-bullet>
      <text:list-level-style-bullet text:level="4" text:style-name="WW8Num15z3" style:num-suffix="." text:bullet-char="">
        <style:list-level-properties text:space-before="5.694cm" text:min-label-width="0.635cm"/>
        <style:text-properties style:font-name="Symbol"/>
      </text:list-level-style-bullet>
      <text:list-level-style-bullet text:level="5" text:style-name="WW8Num15z1" style:num-suffix="." text:bullet-char="o">
        <style:list-level-properties text:space-before="6.964cm" text:min-label-width="0.635cm"/>
        <style:text-properties style:font-name="Courier New1"/>
      </text:list-level-style-bullet>
      <text:list-level-style-bullet text:level="6" text:style-name="WW8Num15z0" style:num-suffix="." text:bullet-char="">
        <style:list-level-properties text:space-before="8.234cm" text:min-label-width="0.635cm"/>
        <style:text-properties style:font-name="Wingdings"/>
      </text:list-level-style-bullet>
      <text:list-level-style-bullet text:level="7" text:style-name="WW8Num15z3" style:num-suffix="." text:bullet-char="">
        <style:list-level-properties text:space-before="9.504cm" text:min-label-width="0.635cm"/>
        <style:text-properties style:font-name="Symbol"/>
      </text:list-level-style-bullet>
      <text:list-level-style-bullet text:level="8" text:style-name="WW8Num15z1" style:num-suffix="." text:bullet-char="o">
        <style:list-level-properties text:space-before="10.774cm" text:min-label-width="0.635cm"/>
        <style:text-properties style:font-name="Courier New1"/>
      </text:list-level-style-bullet>
      <text:list-level-style-bullet text:level="9" text:style-name="WW8Num15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97cm" text:min-label-width="0.635cm"/>
        <style:text-properties style:font-name="Wingdings"/>
      </text:list-level-style-bullet>
      <text:list-level-style-bullet text:level="2" text:style-name="WW8Num16z1" style:num-suffix="." text:bullet-char="o">
        <style:list-level-properties text:space-before="2.903cm" text:min-label-width="0.635cm"/>
        <style:text-properties style:font-name="Courier New1"/>
      </text:list-level-style-bullet>
      <text:list-level-style-bullet text:level="3" text:style-name="WW8Num16z0" style:num-suffix="." text:bullet-char="">
        <style:list-level-properties text:space-before="4.173cm" text:min-label-width="0.635cm"/>
        <style:text-properties style:font-name="Wingdings"/>
      </text:list-level-style-bullet>
      <text:list-level-style-bullet text:level="4" text:style-name="WW8Num16z3" style:num-suffix="." text:bullet-char="">
        <style:list-level-properties text:space-before="5.443cm" text:min-label-width="0.635cm"/>
        <style:text-properties style:font-name="Symbol"/>
      </text:list-level-style-bullet>
      <text:list-level-style-bullet text:level="5" text:style-name="WW8Num16z1" style:num-suffix="." text:bullet-char="o">
        <style:list-level-properties text:space-before="6.713cm" text:min-label-width="0.635cm"/>
        <style:text-properties style:font-name="Courier New1"/>
      </text:list-level-style-bullet>
      <text:list-level-style-bullet text:level="6" text:style-name="WW8Num16z0" style:num-suffix="." text:bullet-char="">
        <style:list-level-properties text:space-before="7.983cm" text:min-label-width="0.635cm"/>
        <style:text-properties style:font-name="Wingdings"/>
      </text:list-level-style-bullet>
      <text:list-level-style-bullet text:level="7" text:style-name="WW8Num16z3" style:num-suffix="." text:bullet-char="">
        <style:list-level-properties text:space-before="9.253cm" text:min-label-width="0.635cm"/>
        <style:text-properties style:font-name="Symbol"/>
      </text:list-level-style-bullet>
      <text:list-level-style-bullet text:level="8" text:style-name="WW8Num16z1" style:num-suffix="." text:bullet-char="o">
        <style:list-level-properties text:space-before="10.523cm" text:min-label-width="0.635cm"/>
        <style:text-properties style:font-name="Courier New1"/>
      </text:list-level-style-bullet>
      <text:list-level-style-bullet text:level="9" text:style-name="WW8Num16z0" style:num-suffix="." text:bullet-char="">
        <style:list-level-properties text:space-before="11.79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2.399cm" text:min-label-width="0.635cm"/>
        <style:text-properties style:font-name="Wingdings"/>
      </text:list-level-style-bullet>
      <text:list-level-style-bullet text:level="2" text:style-name="WW8Num17z1" style:num-suffix="." text:bullet-char="o">
        <style:list-level-properties text:space-before="3.669cm" text:min-label-width="0.635cm"/>
        <style:text-properties style:font-name="Courier New1"/>
      </text:list-level-style-bullet>
      <text:list-level-style-bullet text:level="3" text:style-name="WW8Num17z0" style:num-suffix="." text:bullet-char="">
        <style:list-level-properties text:space-before="4.939cm" text:min-label-width="0.635cm"/>
        <style:text-properties style:font-name="Wingdings"/>
      </text:list-level-style-bullet>
      <text:list-level-style-bullet text:level="4" text:style-name="WW8Num17z3" style:num-suffix="." text:bullet-char="">
        <style:list-level-properties text:space-before="6.209cm" text:min-label-width="0.635cm"/>
        <style:text-properties style:font-name="Symbol"/>
      </text:list-level-style-bullet>
      <text:list-level-style-bullet text:level="5" text:style-name="WW8Num17z1" style:num-suffix="." text:bullet-char="o">
        <style:list-level-properties text:space-before="7.479cm" text:min-label-width="0.635cm"/>
        <style:text-properties style:font-name="Courier New1"/>
      </text:list-level-style-bullet>
      <text:list-level-style-bullet text:level="6" text:style-name="WW8Num17z0" style:num-suffix="." text:bullet-char="">
        <style:list-level-properties text:space-before="8.749cm" text:min-label-width="0.635cm"/>
        <style:text-properties style:font-name="Wingdings"/>
      </text:list-level-style-bullet>
      <text:list-level-style-bullet text:level="7" text:style-name="WW8Num17z3" style:num-suffix="." text:bullet-char="">
        <style:list-level-properties text:space-before="10.019cm" text:min-label-width="0.635cm"/>
        <style:text-properties style:font-name="Symbol"/>
      </text:list-level-style-bullet>
      <text:list-level-style-bullet text:level="8" text:style-name="WW8Num17z1" style:num-suffix="." text:bullet-char="o">
        <style:list-level-properties text:space-before="11.289cm" text:min-label-width="0.635cm"/>
        <style:text-properties style:font-name="Courier New1"/>
      </text:list-level-style-bullet>
      <text:list-level-style-bullet text:level="9" text:style-name="WW8Num17z0" style:num-suffix="." text:bullet-char="">
        <style:list-level-properties text:space-before="12.5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text:style-name="WW8Num18z0" style:num-suffix="." style:num-format="1">
        <style:list-level-properties text:min-label-distance="0.3cm"/>
      </text:list-level-style-number>
      <text:list-level-style-number text:level="2" style:num-suffix="." style:num-format="1" text:display-levels="2">
        <style:list-level-properties text:space-before="0.635cm" text:min-label-distance="0.3cm"/>
      </text:list-level-style-number>
      <text:list-level-style-number text:level="3" style:num-suffix="." style:num-format="1" text:display-levels="3">
        <style:list-level-properties text:space-before="1.27cm" text:min-label-distance="0.3cm"/>
      </text:list-level-style-number>
      <text:list-level-style-number text:level="4" style:num-suffix="." style:num-format="1" text:display-levels="4">
        <style:list-level-properties text:space-before="1.905cm" text:min-label-distance="0.3cm"/>
      </text:list-level-style-number>
      <text:list-level-style-number text:level="5" style:num-suffix="." style:num-format="1" text:display-levels="5">
        <style:list-level-properties text:space-before="2.54cm" text:min-label-distance="0.3cm"/>
      </text:list-level-style-number>
      <text:list-level-style-number text:level="6" style:num-suffix="." style:num-format="1" text:display-levels="6">
        <style:list-level-properties text:space-before="3.175cm" text:min-label-distance="0.3cm"/>
      </text:list-level-style-number>
      <text:list-level-style-number text:level="7" style:num-suffix="." style:num-format="1" text:display-levels="7">
        <style:list-level-properties text:space-before="3.81cm" text:min-label-distance="0.3cm"/>
      </text:list-level-style-number>
      <text:list-level-style-number text:level="8" style:num-suffix="." style:num-format="1" text:display-levels="8">
        <style:list-level-properties text:space-before="4.445cm" text:min-label-distance="0.3cm"/>
      </text:list-level-style-number>
      <text:list-level-style-number text:level="9" style:num-suffix="." style:num-format="1" text:display-levels="9">
        <style:list-level-properties text:space-before="5.08cm" text:min-label-distance="0.3cm"/>
      </text:list-level-style-number>
      <text:list-level-style-number text:level="10" style:num-suffix="." style:num-format="1">
        <style:list-level-properties text:space-before="6.35cm" text:min-label-distance="0.3cm"/>
      </text:list-level-style-number>
    </text:list-style>
    <text:list-style style:name="Estilo_20_intro_20_table_20_nivel_20_2" style:display-name="Estilo intro table nivel 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1cm" fo:margin-left="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Estilo_20_intro_20_table_20_nivel_20_1" style:display-name="Estilo intro table nivel 1">
      <text:list-level-style-bullet text:level="1" text:style-name="Bullet_20_Symbols" style:num-suffix="."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8.856cm" table:align="margins" style:writing-mode="lr-tb"/>
    </style:style>
    <style:style style:name="Tabla7.A" style:family="table-column">
      <style:table-column-properties style:column-width="9.419cm" style:rel-column-width="32736*"/>
    </style:style>
    <style:style style:name="Tabla7.B" style:family="table-column">
      <style:table-column-properties style:column-width="5.457cm" style:rel-column-width="18967*"/>
    </style:style>
    <style:style style:name="Tabla7.C" style:family="table-column">
      <style:table-column-properties style:column-width="3.979cm" style:rel-column-width="13832*"/>
    </style:style>
    <style:style style:name="Tabla7.1" style:family="table-row">
      <style:table-row-properties style:keep-together="false" fo:keep-together="always"/>
    </style:style>
    <style:style style:name="Tabla7.A1" style:family="table-cell">
      <style:table-cell-properties style:vertical-align="top" fo:background-color="#8c8c8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1" style:family="table-cell">
      <style:table-cell-properties style:vertical-align="top" fo:padding-left="0.123cm" fo:padding-right="0.123cm" fo:padding-top="0cm" fo:padding-bottom="0cm" fo:border="0.018cm solid #000000" style:writing-mode="lr-tb"/>
    </style:style>
    <style:style style:name="Tabla7.2" style:family="table-row">
      <style:table-row-properties style:keep-together="true" fo:keep-together="auto"/>
    </style:style>
    <style:style style:name="Tabla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035cm solid #ff0000"/>
    </style:style>
    <style:style style:name="MP2" style:family="paragraph" style:parent-style-name="Standard">
      <style:paragraph-properties fo:margin-left="0cm" fo:margin-right="0.635cm" fo:text-indent="0cm" style:auto-text-indent="false"/>
    </style:style>
    <style:style style:name="MP3" style:family="paragraph" style:parent-style-name="Heading_20_3">
      <style:paragraph-properties style:snap-to-layout-grid="false"/>
      <style:text-properties fo:language="en" fo:country="GB"/>
    </style:style>
    <style:style style:name="MP4" style:family="paragraph" style:parent-style-name="Standard">
      <style:paragraph-properties fo:text-align="center" style:justify-single-word="false" style:snap-to-layout-grid="false"/>
      <style:text-properties fo:font-weight="bold" style:font-weight-asian="bold" style:font-name-complex="Tahoma1"/>
    </style:style>
    <style:style style:name="MP5" style:family="paragraph" style:parent-style-name="Standard">
      <style:paragraph-properties fo:text-align="center" style:justify-single-word="false" style:snap-to-layout-grid="false"/>
      <style:text-properties fo:language="en" fo:country="GB" style:font-name-complex="Tahoma1" style:font-weight-complex="bold"/>
    </style:style>
    <style:style style:name="MP6" style:family="paragraph" style:parent-style-name="Standard">
      <style:paragraph-properties fo:text-align="center" style:justify-single-word="false" style:snap-to-layout-grid="false"/>
    </style:style>
    <style:style style:name="MT1" style:family="text">
      <style:text-properties fo:color="#ffff99" style:font-name="Forte" fo:font-size="16pt" fo:background-color="#0000ff" style:font-size-asian="16pt" style:font-size-complex="16pt"/>
    </style:style>
    <style:style style:name="MT2" style:family="text">
      <style:text-properties fo:color="#ffffff" style:font-name="Forte" fo:font-size="16pt" fo:background-color="#000080" style:font-size-asian="16pt" style:font-size-complex="16pt"/>
    </style:style>
    <style:style style:name="MT3" style:family="text">
      <style:text-properties fo:font-size="8pt" style:font-size-asian="8pt" style:font-name-complex="Tahoma1"/>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0.501cm" fo:margin-bottom="1cm" fo:margin-left="1.501cm" fo:margin-right="1.501cm" style:shadow="none"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251cm" fo:margin-bottom="2.251cm" fo:margin-left="1.501cm" fo:margin-right="1.501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Web-</text:span><text:span text:style-name="MT2">DB</text:span></text:p>
        <text:p text:style-name="Standard"/>
      </style:header>
      <style:footer>
        <text:p text:style-name="MP2"><draw:frame draw:style-name="Mfr1" draw:name="Marco1" text:anchor-type="paragraph" svg:y="0.002cm" fo:min-width="0.041cm" draw:z-index="5"><draw:text-box fo:min-height="0.37cm"><text:p text:style-name="Standard"/></draw:text-box></draw:frame><draw:frame draw:style-name="Mfr2" draw:name="Marco2" text:anchor-type="paragraph" svg:y="0.002cm" svg:width="18.856cm" draw:z-index="13"><draw:text-box fo:min-height="0.37cm"><table:table table:name="Tabla7" table:style-name="Tabla7"><table:table-column table:style-name="Tabla7.A"/><table:table-column table:style-name="Tabla7.B"/><table:table-column table:style-name="Tabla7.C"/><table:table-row table:style-name="Tabla7.1"><table:table-cell table:style-name="Tabla7.A1" office:value-type="string"><text:h text:style-name="MP3" text:outline-level="3">CONFIDENCIAL</text:h></table:table-cell><table:table-cell table:style-name="Tabla7.B1" table:number-columns-spanned="2" office:value-type="string"><text:p text:style-name="MP4">Propuesta de Solución – Sistema de Gestión para el COI</text:p></table:table-cell><table:covered-table-cell/></table:table-row><table:table-row table:style-name="Tabla7.2"><table:table-cell table:style-name="Tabla7.A2" table:number-columns-spanned="2" office:value-type="string"><text:p text:style-name="MP5">Web-DB</text:p></table:table-cell><table:covered-table-cell/><table:table-cell table:style-name="Tabla7.C2" office:value-type="string"><text:p text:style-name="MP6"><text:span text:style-name="MT3">Página </text:span><text:span text:style-name="MT3"><text:page-number text:select-page="current">8</text:page-number></text:span><text:span text:style-name="MT3"> de </text:span><text:span text:style-name="MT3"><text:page-count style:num-format="1">9</text:page-count></text:span></text:p></table:table-cell></table:table-row></table:table></draw:text-box></draw:frame></text:p>
        <text:p text:style-name="Standard"/>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TÍTULO DEL DOCUMENTO</dc:title>
    <meta:initial-creator>Demian Barry</meta:initial-creator>
    <meta:creation-date>2006-12-14T18:06:00</meta:creation-date>
    <dc:creator>Juan Manuel Cortez</dc:creator>
    <dc:date>2010-02-24T20:35:43.10</dc:date>
    <dc:language>es-ES</dc:language>
    <meta:editing-cycles>36</meta:editing-cycles>
    <meta:editing-duration>PT12H49M11S</meta:editing-duration>
    <meta:printed-by>Juan Manuel Cortez</meta:printed-by>
    <meta:print-date>2010-02-23T23:45:44.93</meta:print-date>
    <meta:document-statistic meta:table-count="4" meta:image-count="0" meta:object-count="0" meta:page-count="9" meta:paragraph-count="353" meta:word-count="2890" meta:character-count="18567"/>
    <meta:user-defined meta:name="Info 1"/>
    <meta:user-defined meta:name="Info 2"/>
    <meta:user-defined meta:name="Info 3"/>
    <meta:user-defined meta:name="Info 4"/>
  </office:meta>
</office:document-meta>
</file>